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01mm"/>
    </style:style>
    <style:style style:name="co2" style:family="table-column">
      <style:table-column-properties fo:break-before="auto" style:column-width="56.52mm"/>
    </style:style>
    <style:style style:name="co3" style:family="table-column">
      <style:table-column-properties fo:break-before="auto" style:column-width="21.08mm"/>
    </style:style>
    <style:style style:name="co4" style:family="table-column">
      <style:table-column-properties fo:break-before="auto" style:column-width="131.1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justify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enalidade Inici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Critério</text:p>
          </table:table-cell>
          <table:table-cell office:value-type="string" calcext:value-type="string">
            <text:p>Penalidade</text:p>
          </table:table-cell>
          <table:table-cell office:value-type="string" calcext:value-type="string">
            <text:p>Verbos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ão avaliado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não foi avaliado em relação a penalidades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ito Antig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oi cadastrado a mais de 30 dias e necessita atenção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m usuári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ão encontrou um usuário disponível para realizar a demanda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ra da Capacidade de Trabalh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ocou a tarefa para um usuário porém ele está sobrecarregado para realizá-l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ta Criticid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ém disto possui alta criticidade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édia Criticida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ém disto possui criticidade média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aixa Criticid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ém disto possui criticidade baixa 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em taref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ssui um usuário sem tarefa para realizar 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em ferrament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ão conseguiu encontrar a ferramenta necessária pra executar a tarefa 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</table:table>
      <table:table table:name="Planilha1_2_2" table:style-name="ta1">
        <table:shapes>
          <draw:frame draw:z-index="0" draw:style-name="gr1" draw:text-style-name="P1" svg:width="264.6mm" svg:height="121.67mm" svg:x="1.01mm" svg:y="5.52mm">
            <loext:p draw:notify-on-update-of-ranges="Planilha1_2_2.A1:Planilha1_2_2.CV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ce2"/>
        <table:table-column table:style-name="co5" table:number-columns-repeated="11" table:default-cell-style-name="ce3"/>
        <table:table-column table:style-name="co5" table:default-cell-style-name="ce4"/>
        <table:table-column table:style-name="co5" table:number-columns-repeated="1011" table:default-cell-style-name="ce3"/>
        <table:table-row table:style-name="ro2">
          <table:table-cell office:value-type="float" office:value="43045" calcext:value-type="float">
            <text:p>43045</text:p>
          </table:table-cell>
          <table:table-cell office:value-type="float" office:value="54402" calcext:value-type="float">
            <text:p>54402</text:p>
          </table:table-cell>
          <table:table-cell office:value-type="float" office:value="55691.5" calcext:value-type="float">
            <text:p>55691,5</text:p>
          </table:table-cell>
          <table:table-cell office:value-type="float" office:value="57193" calcext:value-type="float">
            <text:p>57193</text:p>
          </table:table-cell>
          <table:table-cell office:value-type="float" office:value="58547.5" calcext:value-type="float">
            <text:p>58547,5</text:p>
          </table:table-cell>
          <table:table-cell office:value-type="float" office:value="58512" calcext:value-type="float">
            <text:p>58512</text:p>
          </table:table-cell>
          <table:table-cell office:value-type="float" office:value="59214.5" calcext:value-type="float">
            <text:p>59214,5</text:p>
          </table:table-cell>
          <table:table-cell office:value-type="float" office:value="59519" calcext:value-type="float">
            <text:p>59519</text:p>
          </table:table-cell>
          <table:table-cell office:value-type="float" office:value="60033" calcext:value-type="float">
            <text:p>60033</text:p>
          </table:table-cell>
          <table:table-cell office:value-type="float" office:value="59455.5" calcext:value-type="float">
            <text:p>59455,5</text:p>
          </table:table-cell>
          <table:table-cell office:value-type="float" office:value="59242.5" calcext:value-type="float">
            <text:p>59242,5</text:p>
          </table:table-cell>
          <table:table-cell office:value-type="float" office:value="59710" calcext:value-type="float">
            <text:p>59710</text:p>
          </table:table-cell>
          <table:table-cell office:value-type="float" office:value="59144" calcext:value-type="float">
            <text:p>59144</text:p>
          </table:table-cell>
          <table:table-cell office:value-type="float" office:value="59890" calcext:value-type="float">
            <text:p>59890</text:p>
          </table:table-cell>
          <table:table-cell office:value-type="float" office:value="59274.5" calcext:value-type="float">
            <text:p>59274,5</text:p>
          </table:table-cell>
          <table:table-cell office:value-type="float" office:value="59611" calcext:value-type="float">
            <text:p>59611</text:p>
          </table:table-cell>
          <table:table-cell office:value-type="float" office:value="58937.5" calcext:value-type="float">
            <text:p>58937,5</text:p>
          </table:table-cell>
          <table:table-cell office:value-type="float" office:value="59172.5" calcext:value-type="float">
            <text:p>59172,5</text:p>
          </table:table-cell>
          <table:table-cell office:value-type="float" office:value="59171.5" calcext:value-type="float">
            <text:p>59171,5</text:p>
          </table:table-cell>
          <table:table-cell office:value-type="float" office:value="59723.5" calcext:value-type="float">
            <text:p>59723,5</text:p>
          </table:table-cell>
          <table:table-cell office:value-type="float" office:value="59261.5" calcext:value-type="float">
            <text:p>59261,5</text:p>
          </table:table-cell>
          <table:table-cell office:value-type="float" office:value="59436.5" calcext:value-type="float">
            <text:p>59436,5</text:p>
          </table:table-cell>
          <table:table-cell office:value-type="float" office:value="59265" calcext:value-type="float">
            <text:p>59265</text:p>
          </table:table-cell>
          <table:table-cell office:value-type="float" office:value="59716" calcext:value-type="float">
            <text:p>59716</text:p>
          </table:table-cell>
          <table:table-cell office:value-type="float" office:value="60097.5" calcext:value-type="float">
            <text:p>60097,5</text:p>
          </table:table-cell>
          <table:table-cell office:value-type="float" office:value="59321.5" calcext:value-type="float">
            <text:p>59321,5</text:p>
          </table:table-cell>
          <table:table-cell office:value-type="float" office:value="59460.5" calcext:value-type="float">
            <text:p>59460,5</text:p>
          </table:table-cell>
          <table:table-cell office:value-type="float" office:value="59348.5" calcext:value-type="float">
            <text:p>59348,5</text:p>
          </table:table-cell>
          <table:table-cell office:value-type="float" office:value="59199.5" calcext:value-type="float">
            <text:p>59199,5</text:p>
          </table:table-cell>
          <table:table-cell office:value-type="float" office:value="59609.5" calcext:value-type="float">
            <text:p>59609,5</text:p>
          </table:table-cell>
          <table:table-cell office:value-type="float" office:value="59513.5" calcext:value-type="float">
            <text:p>59513,5</text:p>
          </table:table-cell>
          <table:table-cell office:value-type="float" office:value="60027.5" calcext:value-type="float">
            <text:p>60027,5</text:p>
          </table:table-cell>
          <table:table-cell office:value-type="float" office:value="59886.5" calcext:value-type="float">
            <text:p>59886,5</text:p>
          </table:table-cell>
          <table:table-cell office:value-type="float" office:value="59548" calcext:value-type="float">
            <text:p>59548</text:p>
          </table:table-cell>
          <table:table-cell office:value-type="float" office:value="59525.5" calcext:value-type="float">
            <text:p>59525,5</text:p>
          </table:table-cell>
          <table:table-cell office:value-type="float" office:value="58637.5" calcext:value-type="float">
            <text:p>58637,5</text:p>
          </table:table-cell>
          <table:table-cell office:value-type="float" office:value="59553" calcext:value-type="float">
            <text:p>59553</text:p>
          </table:table-cell>
          <table:table-cell office:value-type="float" office:value="59738" calcext:value-type="float">
            <text:p>59738</text:p>
          </table:table-cell>
          <table:table-cell office:value-type="float" office:value="59711" calcext:value-type="float">
            <text:p>59711</text:p>
          </table:table-cell>
          <table:table-cell office:value-type="float" office:value="60623.5" calcext:value-type="float">
            <text:p>60623,5</text:p>
          </table:table-cell>
          <table:table-cell office:value-type="float" office:value="59644" calcext:value-type="float">
            <text:p>59644</text:p>
          </table:table-cell>
          <table:table-cell office:value-type="float" office:value="59545.5" calcext:value-type="float">
            <text:p>59545,5</text:p>
          </table:table-cell>
          <table:table-cell office:value-type="float" office:value="59498" calcext:value-type="float">
            <text:p>59498</text:p>
          </table:table-cell>
          <table:table-cell office:value-type="float" office:value="59290" calcext:value-type="float">
            <text:p>59290</text:p>
          </table:table-cell>
          <table:table-cell office:value-type="float" office:value="60284.5" calcext:value-type="float">
            <text:p>60284,5</text:p>
          </table:table-cell>
          <table:table-cell office:value-type="float" office:value="59793" calcext:value-type="float">
            <text:p>59793</text:p>
          </table:table-cell>
          <table:table-cell office:value-type="float" office:value="59995" calcext:value-type="float">
            <text:p>59995</text:p>
          </table:table-cell>
          <table:table-cell office:value-type="float" office:value="59224" calcext:value-type="float">
            <text:p>59224</text:p>
          </table:table-cell>
          <table:table-cell office:value-type="float" office:value="60021" calcext:value-type="float">
            <text:p>60021</text:p>
          </table:table-cell>
          <table:table-cell office:value-type="float" office:value="59614" calcext:value-type="float">
            <text:p>59614</text:p>
          </table:table-cell>
          <table:table-cell office:value-type="float" office:value="59452" calcext:value-type="float">
            <text:p>59452</text:p>
          </table:table-cell>
          <table:table-cell office:value-type="float" office:value="60260" calcext:value-type="float">
            <text:p>60260</text:p>
          </table:table-cell>
          <table:table-cell office:value-type="float" office:value="59400" calcext:value-type="float">
            <text:p>59400</text:p>
          </table:table-cell>
          <table:table-cell office:value-type="float" office:value="59712" calcext:value-type="float">
            <text:p>59712</text:p>
          </table:table-cell>
          <table:table-cell office:value-type="float" office:value="59976" calcext:value-type="float">
            <text:p>59976</text:p>
          </table:table-cell>
          <table:table-cell office:value-type="float" office:value="59676.5" calcext:value-type="float">
            <text:p>59676,5</text:p>
          </table:table-cell>
          <table:table-cell office:value-type="float" office:value="59162" calcext:value-type="float">
            <text:p>59162</text:p>
          </table:table-cell>
          <table:table-cell office:value-type="float" office:value="59991.5" calcext:value-type="float">
            <text:p>59991,5</text:p>
          </table:table-cell>
          <table:table-cell office:value-type="float" office:value="60020" calcext:value-type="float">
            <text:p>60020</text:p>
          </table:table-cell>
          <table:table-cell office:value-type="float" office:value="60129" calcext:value-type="float">
            <text:p>60129</text:p>
          </table:table-cell>
          <table:table-cell office:value-type="float" office:value="59120" calcext:value-type="float">
            <text:p>59120</text:p>
          </table:table-cell>
          <table:table-cell office:value-type="float" office:value="59884.5" calcext:value-type="float">
            <text:p>59884,5</text:p>
          </table:table-cell>
          <table:table-cell office:value-type="float" office:value="58732" calcext:value-type="float">
            <text:p>58732</text:p>
          </table:table-cell>
          <table:table-cell office:value-type="float" office:value="59804.5" calcext:value-type="float">
            <text:p>59804,5</text:p>
          </table:table-cell>
          <table:table-cell office:value-type="float" office:value="59403" calcext:value-type="float">
            <text:p>59403</text:p>
          </table:table-cell>
          <table:table-cell office:value-type="float" office:value="59413" calcext:value-type="float">
            <text:p>59413</text:p>
          </table:table-cell>
          <table:table-cell office:value-type="float" office:value="59421.5" calcext:value-type="float">
            <text:p>59421,5</text:p>
          </table:table-cell>
          <table:table-cell office:value-type="float" office:value="59708" calcext:value-type="float">
            <text:p>59708</text:p>
          </table:table-cell>
          <table:table-cell office:value-type="float" office:value="60222" calcext:value-type="float">
            <text:p>60222</text:p>
          </table:table-cell>
          <table:table-cell office:value-type="float" office:value="59826" calcext:value-type="float">
            <text:p>59826</text:p>
          </table:table-cell>
          <table:table-cell office:value-type="float" office:value="59347" calcext:value-type="float">
            <text:p>59347</text:p>
          </table:table-cell>
          <table:table-cell office:value-type="float" office:value="59227" calcext:value-type="float">
            <text:p>59227</text:p>
          </table:table-cell>
          <table:table-cell office:value-type="float" office:value="59810" calcext:value-type="float">
            <text:p>59810</text:p>
          </table:table-cell>
          <table:table-cell office:value-type="float" office:value="59799" calcext:value-type="float">
            <text:p>59799</text:p>
          </table:table-cell>
          <table:table-cell office:value-type="float" office:value="59451" calcext:value-type="float">
            <text:p>59451</text:p>
          </table:table-cell>
          <table:table-cell office:value-type="float" office:value="59421" calcext:value-type="float">
            <text:p>59421</text:p>
          </table:table-cell>
          <table:table-cell office:value-type="float" office:value="59593" calcext:value-type="float">
            <text:p>59593</text:p>
          </table:table-cell>
          <table:table-cell office:value-type="float" office:value="59620.5" calcext:value-type="float">
            <text:p>59620,5</text:p>
          </table:table-cell>
          <table:table-cell office:value-type="float" office:value="60332" calcext:value-type="float">
            <text:p>60332</text:p>
          </table:table-cell>
          <table:table-cell office:value-type="float" office:value="60130.5" calcext:value-type="float">
            <text:p>60130,5</text:p>
          </table:table-cell>
          <table:table-cell office:value-type="float" office:value="59381" calcext:value-type="float">
            <text:p>59381</text:p>
          </table:table-cell>
          <table:table-cell office:value-type="float" office:value="58851" calcext:value-type="float">
            <text:p>58851</text:p>
          </table:table-cell>
          <table:table-cell office:value-type="float" office:value="58992" calcext:value-type="float">
            <text:p>58992</text:p>
          </table:table-cell>
          <table:table-cell office:value-type="float" office:value="59254.5" calcext:value-type="float">
            <text:p>59254,5</text:p>
          </table:table-cell>
          <table:table-cell office:value-type="float" office:value="59138" calcext:value-type="float">
            <text:p>59138</text:p>
          </table:table-cell>
          <table:table-cell office:value-type="float" office:value="59664" calcext:value-type="float">
            <text:p>59664</text:p>
          </table:table-cell>
          <table:table-cell office:value-type="float" office:value="59217" calcext:value-type="float">
            <text:p>59217</text:p>
          </table:table-cell>
          <table:table-cell office:value-type="float" office:value="59431" calcext:value-type="float">
            <text:p>59431</text:p>
          </table:table-cell>
          <table:table-cell office:value-type="float" office:value="59494" calcext:value-type="float">
            <text:p>59494</text:p>
          </table:table-cell>
          <table:table-cell office:value-type="float" office:value="60723" calcext:value-type="float">
            <text:p>60723</text:p>
          </table:table-cell>
          <table:table-cell office:value-type="float" office:value="59684" calcext:value-type="float">
            <text:p>59684</text:p>
          </table:table-cell>
          <table:table-cell office:value-type="float" office:value="59246" calcext:value-type="float">
            <text:p>59246</text:p>
          </table:table-cell>
          <table:table-cell office:value-type="float" office:value="58789" calcext:value-type="float">
            <text:p>58789</text:p>
          </table:table-cell>
          <table:table-cell office:value-type="float" office:value="59724.5" calcext:value-type="float">
            <text:p>59724,5</text:p>
          </table:table-cell>
          <table:table-cell office:value-type="float" office:value="60139.5" calcext:value-type="float">
            <text:p>60139,5</text:p>
          </table:table-cell>
          <table:table-cell office:value-type="float" office:value="59783" calcext:value-type="float">
            <text:p>59783</text:p>
          </table:table-cell>
          <table:table-cell office:value-type="float" office:value="58866.5" calcext:value-type="float">
            <text:p>58866,5</text:p>
          </table:table-cell>
          <table:table-cell office:value-type="float" office:value="59683.5" calcext:value-type="float">
            <text:p>59683,5</text:p>
          </table:table-cell>
          <table:table-cell office:value-type="float" office:value="59428.5" calcext:value-type="float">
            <text:p>59428,5</text:p>
          </table:table-cell>
          <table:table-cell office:value-type="float" office:value="59891" calcext:value-type="float">
            <text:p>59891</text:p>
          </table:table-cell>
          <table:table-cell table:number-columns-repeated="924"/>
        </table:table-row>
      </table:table>
      <table:table table:name="Planilha1_2" table:style-name="ta1">
        <table:shapes>
          <draw:frame draw:z-index="0" draw:style-name="gr1" draw:text-style-name="P1" svg:width="264.6mm" svg:height="121.67mm" svg:x="1.01mm" svg:y="5.52mm">
            <loext:p draw:notify-on-update-of-ranges="Planilha1_2.A1:Planilha1_2.CV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ce5"/>
        <table:table-column table:style-name="co5" table:number-columns-repeated="1023" table:default-cell-style-name="ce3"/>
        <table:table-row table:style-name="ro1">
          <table:table-cell office:value-type="float" office:value="43365" calcext:value-type="float">
            <text:p>43365</text:p>
          </table:table-cell>
          <table:table-cell office:value-type="float" office:value="55487" calcext:value-type="float">
            <text:p>55487</text:p>
          </table:table-cell>
          <table:table-cell office:value-type="float" office:value="57672.5" calcext:value-type="float">
            <text:p>57672,5</text:p>
          </table:table-cell>
          <table:table-cell office:value-type="float" office:value="58541.5" calcext:value-type="float">
            <text:p>58541,5</text:p>
          </table:table-cell>
          <table:table-cell office:value-type="float" office:value="59219.5" calcext:value-type="float">
            <text:p>59219,5</text:p>
          </table:table-cell>
          <table:table-cell office:value-type="float" office:value="59677.5" calcext:value-type="float">
            <text:p>59677,5</text:p>
          </table:table-cell>
          <table:table-cell office:value-type="float" office:value="59363.5" calcext:value-type="float">
            <text:p>59363,5</text:p>
          </table:table-cell>
          <table:table-cell office:value-type="float" office:value="60347" calcext:value-type="float">
            <text:p>60347</text:p>
          </table:table-cell>
          <table:table-cell office:value-type="float" office:value="60181" calcext:value-type="float">
            <text:p>60181</text:p>
          </table:table-cell>
          <table:table-cell office:value-type="float" office:value="59807.5" calcext:value-type="float">
            <text:p>59807,5</text:p>
          </table:table-cell>
          <table:table-cell office:value-type="float" office:value="59878" calcext:value-type="float">
            <text:p>59878</text:p>
          </table:table-cell>
          <table:table-cell office:value-type="float" office:value="59923.5" calcext:value-type="float">
            <text:p>59923,5</text:p>
          </table:table-cell>
          <table:table-cell office:value-type="float" office:value="59477" calcext:value-type="float">
            <text:p>59477</text:p>
          </table:table-cell>
          <table:table-cell office:value-type="float" office:value="59702.5" calcext:value-type="float">
            <text:p>59702,5</text:p>
          </table:table-cell>
          <table:table-cell office:value-type="float" office:value="60162" calcext:value-type="float">
            <text:p>60162</text:p>
          </table:table-cell>
          <table:table-cell office:value-type="float" office:value="59175" calcext:value-type="float">
            <text:p>59175</text:p>
          </table:table-cell>
          <table:table-cell office:value-type="float" office:value="59832" calcext:value-type="float">
            <text:p>59832</text:p>
          </table:table-cell>
          <table:table-cell office:value-type="float" office:value="59444" calcext:value-type="float">
            <text:p>59444</text:p>
          </table:table-cell>
          <table:table-cell office:value-type="float" office:value="60289.5" calcext:value-type="float">
            <text:p>60289,5</text:p>
          </table:table-cell>
          <table:table-cell office:value-type="float" office:value="59781.5" calcext:value-type="float">
            <text:p>59781,5</text:p>
          </table:table-cell>
          <table:table-cell office:value-type="float" office:value="59613.5" calcext:value-type="float">
            <text:p>59613,5</text:p>
          </table:table-cell>
          <table:table-cell office:value-type="float" office:value="60289.5" calcext:value-type="float">
            <text:p>60289,5</text:p>
          </table:table-cell>
          <table:table-cell office:value-type="float" office:value="60166.5" calcext:value-type="float">
            <text:p>60166,5</text:p>
          </table:table-cell>
          <table:table-cell office:value-type="float" office:value="59984" calcext:value-type="float">
            <text:p>59984</text:p>
          </table:table-cell>
          <table:table-cell office:value-type="float" office:value="60070.5" calcext:value-type="float">
            <text:p>60070,5</text:p>
          </table:table-cell>
          <table:table-cell office:value-type="float" office:value="59618.5" calcext:value-type="float">
            <text:p>59618,5</text:p>
          </table:table-cell>
          <table:table-cell office:value-type="float" office:value="59733" calcext:value-type="float">
            <text:p>59733</text:p>
          </table:table-cell>
          <table:table-cell office:value-type="float" office:value="57255" calcext:value-type="float">
            <text:p>57255</text:p>
          </table:table-cell>
          <table:table-cell office:value-type="float" office:value="57337.5" calcext:value-type="float">
            <text:p>57337,5</text:p>
          </table:table-cell>
          <table:table-cell office:value-type="float" office:value="57624.5" calcext:value-type="float">
            <text:p>57624,5</text:p>
          </table:table-cell>
          <table:table-cell office:value-type="float" office:value="57162.5" calcext:value-type="float">
            <text:p>57162,5</text:p>
          </table:table-cell>
          <table:table-cell office:value-type="float" office:value="57629" calcext:value-type="float">
            <text:p>57629</text:p>
          </table:table-cell>
          <table:table-cell office:value-type="float" office:value="57081.5" calcext:value-type="float">
            <text:p>57081,5</text:p>
          </table:table-cell>
          <table:table-cell office:value-type="float" office:value="57184" calcext:value-type="float">
            <text:p>57184</text:p>
          </table:table-cell>
          <table:table-cell office:value-type="float" office:value="57067.5" calcext:value-type="float">
            <text:p>57067,5</text:p>
          </table:table-cell>
          <table:table-cell office:value-type="float" office:value="58123" calcext:value-type="float">
            <text:p>58123</text:p>
          </table:table-cell>
          <table:table-cell office:value-type="float" office:value="57150" calcext:value-type="float">
            <text:p>57150</text:p>
          </table:table-cell>
          <table:table-cell office:value-type="float" office:value="57537" calcext:value-type="float">
            <text:p>57537</text:p>
          </table:table-cell>
          <table:table-cell office:value-type="float" office:value="57245" calcext:value-type="float">
            <text:p>57245</text:p>
          </table:table-cell>
          <table:table-cell office:value-type="float" office:value="57834.5" calcext:value-type="float">
            <text:p>57834,5</text:p>
          </table:table-cell>
          <table:table-cell office:value-type="float" office:value="57822" calcext:value-type="float">
            <text:p>57822</text:p>
          </table:table-cell>
          <table:table-cell office:value-type="float" office:value="57253.5" calcext:value-type="float">
            <text:p>57253,5</text:p>
          </table:table-cell>
          <table:table-cell office:value-type="float" office:value="57297.5" calcext:value-type="float">
            <text:p>57297,5</text:p>
          </table:table-cell>
          <table:table-cell office:value-type="float" office:value="57454.5" calcext:value-type="float">
            <text:p>57454,5</text:p>
          </table:table-cell>
          <table:table-cell office:value-type="float" office:value="57707" calcext:value-type="float">
            <text:p>57707</text:p>
          </table:table-cell>
          <table:table-cell office:value-type="float" office:value="57646" calcext:value-type="float">
            <text:p>57646</text:p>
          </table:table-cell>
          <table:table-cell office:value-type="float" office:value="56860" calcext:value-type="float">
            <text:p>56860</text:p>
          </table:table-cell>
          <table:table-cell office:value-type="float" office:value="57628" calcext:value-type="float">
            <text:p>57628</text:p>
          </table:table-cell>
          <table:table-cell office:value-type="float" office:value="58093" calcext:value-type="float">
            <text:p>58093</text:p>
          </table:table-cell>
          <table:table-cell office:value-type="float" office:value="57073" calcext:value-type="float">
            <text:p>57073</text:p>
          </table:table-cell>
          <table:table-cell office:value-type="float" office:value="56978.5" calcext:value-type="float">
            <text:p>56978,5</text:p>
          </table:table-cell>
          <table:table-cell office:value-type="float" office:value="57288.5" calcext:value-type="float">
            <text:p>57288,5</text:p>
          </table:table-cell>
          <table:table-cell office:value-type="float" office:value="57358" calcext:value-type="float">
            <text:p>57358</text:p>
          </table:table-cell>
          <table:table-cell office:value-type="float" office:value="57150" calcext:value-type="float">
            <text:p>57150</text:p>
          </table:table-cell>
          <table:table-cell office:value-type="float" office:value="57397" calcext:value-type="float">
            <text:p>57397</text:p>
          </table:table-cell>
          <table:table-cell office:value-type="float" office:value="56892.5" calcext:value-type="float">
            <text:p>56892,5</text:p>
          </table:table-cell>
          <table:table-cell office:value-type="float" office:value="57899.5" calcext:value-type="float">
            <text:p>57899,5</text:p>
          </table:table-cell>
          <table:table-cell office:value-type="float" office:value="57440" calcext:value-type="float">
            <text:p>57440</text:p>
          </table:table-cell>
          <table:table-cell office:value-type="float" office:value="57563.5" calcext:value-type="float">
            <text:p>57563,5</text:p>
          </table:table-cell>
          <table:table-cell office:value-type="float" office:value="57474" calcext:value-type="float">
            <text:p>57474</text:p>
          </table:table-cell>
          <table:table-cell office:value-type="float" office:value="57654.5" calcext:value-type="float">
            <text:p>57654,5</text:p>
          </table:table-cell>
          <table:table-cell office:value-type="float" office:value="57411" calcext:value-type="float">
            <text:p>57411</text:p>
          </table:table-cell>
          <table:table-cell office:value-type="float" office:value="57145.5" calcext:value-type="float">
            <text:p>57145,5</text:p>
          </table:table-cell>
          <table:table-cell office:value-type="float" office:value="56897.5" calcext:value-type="float">
            <text:p>56897,5</text:p>
          </table:table-cell>
          <table:table-cell office:value-type="float" office:value="56352" calcext:value-type="float">
            <text:p>56352</text:p>
          </table:table-cell>
          <table:table-cell office:value-type="float" office:value="56450.5" calcext:value-type="float">
            <text:p>56450,5</text:p>
          </table:table-cell>
          <table:table-cell office:value-type="float" office:value="56554.5" calcext:value-type="float">
            <text:p>56554,5</text:p>
          </table:table-cell>
          <table:table-cell office:value-type="float" office:value="56631.5" calcext:value-type="float">
            <text:p>56631,5</text:p>
          </table:table-cell>
          <table:table-cell office:value-type="float" office:value="57001" calcext:value-type="float">
            <text:p>57001</text:p>
          </table:table-cell>
          <table:table-cell office:value-type="float" office:value="56245" calcext:value-type="float">
            <text:p>56245</text:p>
          </table:table-cell>
          <table:table-cell office:value-type="float" office:value="56480.5" calcext:value-type="float">
            <text:p>56480,5</text:p>
          </table:table-cell>
          <table:table-cell office:value-type="float" office:value="57027.5" calcext:value-type="float">
            <text:p>57027,5</text:p>
          </table:table-cell>
          <table:table-cell office:value-type="float" office:value="56126.5" calcext:value-type="float">
            <text:p>56126,5</text:p>
          </table:table-cell>
          <table:table-cell office:value-type="float" office:value="56286.5" calcext:value-type="float">
            <text:p>56286,5</text:p>
          </table:table-cell>
          <table:table-cell office:value-type="float" office:value="55844" calcext:value-type="float">
            <text:p>55844</text:p>
          </table:table-cell>
          <table:table-cell office:value-type="float" office:value="56105.5" calcext:value-type="float">
            <text:p>56105,5</text:p>
          </table:table-cell>
          <table:table-cell office:value-type="float" office:value="56105" calcext:value-type="float">
            <text:p>56105</text:p>
          </table:table-cell>
          <table:table-cell office:value-type="float" office:value="56055" calcext:value-type="float">
            <text:p>56055</text:p>
          </table:table-cell>
          <table:table-cell office:value-type="float" office:value="55852.5" calcext:value-type="float">
            <text:p>55852,5</text:p>
          </table:table-cell>
          <table:table-cell office:value-type="float" office:value="56420.5" calcext:value-type="float">
            <text:p>56420,5</text:p>
          </table:table-cell>
          <table:table-cell office:value-type="float" office:value="56614.5" calcext:value-type="float">
            <text:p>56614,5</text:p>
          </table:table-cell>
          <table:table-cell office:value-type="float" office:value="56315.5" calcext:value-type="float">
            <text:p>56315,5</text:p>
          </table:table-cell>
          <table:table-cell office:value-type="float" office:value="57258" calcext:value-type="float">
            <text:p>57258</text:p>
          </table:table-cell>
          <table:table-cell office:value-type="float" office:value="56128" calcext:value-type="float">
            <text:p>56128</text:p>
          </table:table-cell>
          <table:table-cell office:value-type="float" office:value="56677" calcext:value-type="float">
            <text:p>56677</text:p>
          </table:table-cell>
          <table:table-cell office:value-type="float" office:value="55919" calcext:value-type="float">
            <text:p>55919</text:p>
          </table:table-cell>
          <table:table-cell office:value-type="float" office:value="55741" calcext:value-type="float">
            <text:p>55741</text:p>
          </table:table-cell>
          <table:table-cell office:value-type="float" office:value="56079" calcext:value-type="float">
            <text:p>56079</text:p>
          </table:table-cell>
          <table:table-cell office:value-type="float" office:value="55939" calcext:value-type="float">
            <text:p>55939</text:p>
          </table:table-cell>
          <table:table-cell office:value-type="float" office:value="55770" calcext:value-type="float">
            <text:p>55770</text:p>
          </table:table-cell>
          <table:table-cell office:value-type="float" office:value="55918" calcext:value-type="float">
            <text:p>55918</text:p>
          </table:table-cell>
          <table:table-cell office:value-type="float" office:value="55970" calcext:value-type="float">
            <text:p>55970</text:p>
          </table:table-cell>
          <table:table-cell office:value-type="float" office:value="56156" calcext:value-type="float">
            <text:p>56156</text:p>
          </table:table-cell>
          <table:table-cell office:value-type="float" office:value="56108" calcext:value-type="float">
            <text:p>56108</text:p>
          </table:table-cell>
          <table:table-cell office:value-type="float" office:value="56064" calcext:value-type="float">
            <text:p>56064</text:p>
          </table:table-cell>
          <table:table-cell office:value-type="float" office:value="55704" calcext:value-type="float">
            <text:p>55704</text:p>
          </table:table-cell>
          <table:table-cell office:value-type="float" office:value="56571" calcext:value-type="float">
            <text:p>56571</text:p>
          </table:table-cell>
          <table:table-cell office:value-type="float" office:value="55750" calcext:value-type="float">
            <text:p>55750</text:p>
          </table:table-cell>
          <table:table-cell office:value-type="float" office:value="55727" calcext:value-type="float">
            <text:p>55727</text:p>
          </table:table-cell>
          <table:table-cell office:value-type="float" office:value="56495" calcext:value-type="float">
            <text:p>56495</text:p>
          </table:table-cell>
          <table:table-cell table:number-columns-repeated="924"/>
        </table:table-row>
      </table:table>
      <table:table table:name="Planilha1_2_3" table:style-name="ta1">
        <table:shapes>
          <draw:frame draw:z-index="0" draw:style-name="gr1" draw:text-style-name="P1" svg:width="264.6mm" svg:height="121.67mm" svg:x="1.01mm" svg:y="5.52mm">
            <loext:p draw:notify-on-update-of-ranges="Planilha1_2_3.A1:Planilha1_2_3.CV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default-cell-style-name="ce5"/>
        <table:table-column table:style-name="co5" table:number-columns-repeated="1023" table:default-cell-style-name="ce3"/>
        <table:table-row table:style-name="ro2">
          <table:table-cell office:value-type="float" office:value="45321.5" calcext:value-type="float">
            <text:p>45321,5</text:p>
          </table:table-cell>
          <table:table-cell office:value-type="float" office:value="56890.5" calcext:value-type="float">
            <text:p>56890,5</text:p>
          </table:table-cell>
          <table:table-cell office:value-type="float" office:value="61644.5" calcext:value-type="float">
            <text:p>61644,5</text:p>
          </table:table-cell>
          <table:table-cell office:value-type="float" office:value="63723" calcext:value-type="float">
            <text:p>63723</text:p>
          </table:table-cell>
          <table:table-cell office:value-type="float" office:value="64005" calcext:value-type="float">
            <text:p>64005</text:p>
          </table:table-cell>
          <table:table-cell office:value-type="float" office:value="63926.5" calcext:value-type="float">
            <text:p>63926,5</text:p>
          </table:table-cell>
          <table:table-cell office:value-type="float" office:value="64735.5" calcext:value-type="float">
            <text:p>64735,5</text:p>
          </table:table-cell>
          <table:table-cell office:value-type="float" office:value="64153" calcext:value-type="float">
            <text:p>64153</text:p>
          </table:table-cell>
          <table:table-cell office:value-type="float" office:value="64115.5" calcext:value-type="float">
            <text:p>64115,5</text:p>
          </table:table-cell>
          <table:table-cell office:value-type="float" office:value="63511.5" calcext:value-type="float">
            <text:p>63511,5</text:p>
          </table:table-cell>
          <table:table-cell office:value-type="float" office:value="64097.5" calcext:value-type="float">
            <text:p>64097,5</text:p>
          </table:table-cell>
          <table:table-cell office:value-type="float" office:value="64219.5" calcext:value-type="float">
            <text:p>64219,5</text:p>
          </table:table-cell>
          <table:table-cell office:value-type="float" office:value="64546" calcext:value-type="float">
            <text:p>64546</text:p>
          </table:table-cell>
          <table:table-cell office:value-type="float" office:value="64479.5" calcext:value-type="float">
            <text:p>64479,5</text:p>
          </table:table-cell>
          <table:table-cell office:value-type="float" office:value="64255" calcext:value-type="float">
            <text:p>64255</text:p>
          </table:table-cell>
          <table:table-cell office:value-type="float" office:value="64988.5" calcext:value-type="float">
            <text:p>64988,5</text:p>
          </table:table-cell>
          <table:table-cell office:value-type="float" office:value="64237.5" calcext:value-type="float">
            <text:p>64237,5</text:p>
          </table:table-cell>
          <table:table-cell office:value-type="float" office:value="64650" calcext:value-type="float">
            <text:p>64650</text:p>
          </table:table-cell>
          <table:table-cell office:value-type="float" office:value="64983" calcext:value-type="float">
            <text:p>64983</text:p>
          </table:table-cell>
          <table:table-cell office:value-type="float" office:value="64170" calcext:value-type="float">
            <text:p>64170</text:p>
          </table:table-cell>
          <table:table-cell office:value-type="float" office:value="65043.5" calcext:value-type="float">
            <text:p>65043,5</text:p>
          </table:table-cell>
          <table:table-cell office:value-type="float" office:value="65025.5" calcext:value-type="float">
            <text:p>65025,5</text:p>
          </table:table-cell>
          <table:table-cell office:value-type="float" office:value="64525" calcext:value-type="float">
            <text:p>64525</text:p>
          </table:table-cell>
          <table:table-cell office:value-type="float" office:value="63958" calcext:value-type="float">
            <text:p>63958</text:p>
          </table:table-cell>
          <table:table-cell office:value-type="float" office:value="63889.5" calcext:value-type="float">
            <text:p>63889,5</text:p>
          </table:table-cell>
          <table:table-cell office:value-type="float" office:value="64196.5" calcext:value-type="float">
            <text:p>64196,5</text:p>
          </table:table-cell>
          <table:table-cell office:value-type="float" office:value="64352.5" calcext:value-type="float">
            <text:p>64352,5</text:p>
          </table:table-cell>
          <table:table-cell office:value-type="float" office:value="64263" calcext:value-type="float">
            <text:p>64263</text:p>
          </table:table-cell>
          <table:table-cell office:value-type="float" office:value="64173.5" calcext:value-type="float">
            <text:p>64173,5</text:p>
          </table:table-cell>
          <table:table-cell office:value-type="float" office:value="65280.5" calcext:value-type="float">
            <text:p>65280,5</text:p>
          </table:table-cell>
          <table:table-cell office:value-type="float" office:value="65261.5" calcext:value-type="float">
            <text:p>65261,5</text:p>
          </table:table-cell>
          <table:table-cell office:value-type="float" office:value="64487" calcext:value-type="float">
            <text:p>64487</text:p>
          </table:table-cell>
          <table:table-cell office:value-type="float" office:value="63579" calcext:value-type="float">
            <text:p>63579</text:p>
          </table:table-cell>
          <table:table-cell office:value-type="float" office:value="63769" calcext:value-type="float">
            <text:p>63769</text:p>
          </table:table-cell>
          <table:table-cell office:value-type="float" office:value="64554" calcext:value-type="float">
            <text:p>64554</text:p>
          </table:table-cell>
          <table:table-cell office:value-type="float" office:value="63859" calcext:value-type="float">
            <text:p>63859</text:p>
          </table:table-cell>
          <table:table-cell office:value-type="float" office:value="64431.5" calcext:value-type="float">
            <text:p>64431,5</text:p>
          </table:table-cell>
          <table:table-cell office:value-type="float" office:value="65090.5" calcext:value-type="float">
            <text:p>65090,5</text:p>
          </table:table-cell>
          <table:table-cell office:value-type="float" office:value="64193" calcext:value-type="float">
            <text:p>64193</text:p>
          </table:table-cell>
          <table:table-cell office:value-type="float" office:value="64109.5" calcext:value-type="float">
            <text:p>64109,5</text:p>
          </table:table-cell>
          <table:table-cell office:value-type="float" office:value="64303" calcext:value-type="float">
            <text:p>64303</text:p>
          </table:table-cell>
          <table:table-cell office:value-type="float" office:value="63555.5" calcext:value-type="float">
            <text:p>63555,5</text:p>
          </table:table-cell>
          <table:table-cell office:value-type="float" office:value="63926" calcext:value-type="float">
            <text:p>63926</text:p>
          </table:table-cell>
          <table:table-cell office:value-type="float" office:value="63856.5" calcext:value-type="float">
            <text:p>63856,5</text:p>
          </table:table-cell>
          <table:table-cell office:value-type="float" office:value="63184" calcext:value-type="float">
            <text:p>63184</text:p>
          </table:table-cell>
          <table:table-cell office:value-type="float" office:value="64691.5" calcext:value-type="float">
            <text:p>64691,5</text:p>
          </table:table-cell>
          <table:table-cell office:value-type="float" office:value="64010.5" calcext:value-type="float">
            <text:p>64010,5</text:p>
          </table:table-cell>
          <table:table-cell office:value-type="float" office:value="64990" calcext:value-type="float">
            <text:p>64990</text:p>
          </table:table-cell>
          <table:table-cell office:value-type="float" office:value="64615" calcext:value-type="float">
            <text:p>64615</text:p>
          </table:table-cell>
          <table:table-cell office:value-type="float" office:value="64603" calcext:value-type="float">
            <text:p>64603</text:p>
          </table:table-cell>
          <table:table-cell office:value-type="float" office:value="64037.5" calcext:value-type="float">
            <text:p>64037,5</text:p>
          </table:table-cell>
          <table:table-cell office:value-type="float" office:value="64952" calcext:value-type="float">
            <text:p>64952</text:p>
          </table:table-cell>
          <table:table-cell office:value-type="float" office:value="63377" calcext:value-type="float">
            <text:p>63377</text:p>
          </table:table-cell>
          <table:table-cell office:value-type="float" office:value="63590.5" calcext:value-type="float">
            <text:p>63590,5</text:p>
          </table:table-cell>
          <table:table-cell office:value-type="float" office:value="64916" calcext:value-type="float">
            <text:p>64916</text:p>
          </table:table-cell>
          <table:table-cell office:value-type="float" office:value="64637.5" calcext:value-type="float">
            <text:p>64637,5</text:p>
          </table:table-cell>
          <table:table-cell office:value-type="float" office:value="63943" calcext:value-type="float">
            <text:p>63943</text:p>
          </table:table-cell>
          <table:table-cell office:value-type="float" office:value="65000" calcext:value-type="float">
            <text:p>65000</text:p>
          </table:table-cell>
          <table:table-cell office:value-type="float" office:value="63998.5" calcext:value-type="float">
            <text:p>63998,5</text:p>
          </table:table-cell>
          <table:table-cell office:value-type="float" office:value="63855.5" calcext:value-type="float">
            <text:p>63855,5</text:p>
          </table:table-cell>
          <table:table-cell office:value-type="float" office:value="63774.5" calcext:value-type="float">
            <text:p>63774,5</text:p>
          </table:table-cell>
          <table:table-cell office:value-type="float" office:value="64693" calcext:value-type="float">
            <text:p>64693</text:p>
          </table:table-cell>
          <table:table-cell office:value-type="float" office:value="64474.5" calcext:value-type="float">
            <text:p>64474,5</text:p>
          </table:table-cell>
          <table:table-cell office:value-type="float" office:value="65036.5" calcext:value-type="float">
            <text:p>65036,5</text:p>
          </table:table-cell>
          <table:table-cell office:value-type="float" office:value="64782" calcext:value-type="float">
            <text:p>64782</text:p>
          </table:table-cell>
          <table:table-cell office:value-type="float" office:value="63780.5" calcext:value-type="float">
            <text:p>63780,5</text:p>
          </table:table-cell>
          <table:table-cell office:value-type="float" office:value="62975" calcext:value-type="float">
            <text:p>62975</text:p>
          </table:table-cell>
          <table:table-cell office:value-type="float" office:value="62395.5" calcext:value-type="float">
            <text:p>62395,5</text:p>
          </table:table-cell>
          <table:table-cell office:value-type="float" office:value="62609" calcext:value-type="float">
            <text:p>62609</text:p>
          </table:table-cell>
          <table:table-cell office:value-type="float" office:value="62062.5" calcext:value-type="float">
            <text:p>62062,5</text:p>
          </table:table-cell>
          <table:table-cell office:value-type="float" office:value="59983.5" calcext:value-type="float">
            <text:p>59983,5</text:p>
          </table:table-cell>
          <table:table-cell office:value-type="float" office:value="60518" calcext:value-type="float">
            <text:p>60518</text:p>
          </table:table-cell>
          <table:table-cell office:value-type="float" office:value="60480" calcext:value-type="float">
            <text:p>60480</text:p>
          </table:table-cell>
          <table:table-cell office:value-type="float" office:value="58192.5" calcext:value-type="float">
            <text:p>58192,5</text:p>
          </table:table-cell>
          <table:table-cell office:value-type="float" office:value="58698" calcext:value-type="float">
            <text:p>58698</text:p>
          </table:table-cell>
          <table:table-cell office:value-type="float" office:value="58559.5" calcext:value-type="float">
            <text:p>58559,5</text:p>
          </table:table-cell>
          <table:table-cell office:value-type="float" office:value="57330" calcext:value-type="float">
            <text:p>57330</text:p>
          </table:table-cell>
          <table:table-cell office:value-type="float" office:value="57519.5" calcext:value-type="float">
            <text:p>57519,5</text:p>
          </table:table-cell>
          <table:table-cell office:value-type="float" office:value="56989" calcext:value-type="float">
            <text:p>56989</text:p>
          </table:table-cell>
          <table:table-cell office:value-type="float" office:value="57283" calcext:value-type="float">
            <text:p>57283</text:p>
          </table:table-cell>
          <table:table-cell office:value-type="float" office:value="58485.5" calcext:value-type="float">
            <text:p>58485,5</text:p>
          </table:table-cell>
          <table:table-cell office:value-type="float" office:value="57519" calcext:value-type="float">
            <text:p>57519</text:p>
          </table:table-cell>
          <table:table-cell office:value-type="float" office:value="57824.5" calcext:value-type="float">
            <text:p>57824,5</text:p>
          </table:table-cell>
          <table:table-cell office:value-type="float" office:value="57396" calcext:value-type="float">
            <text:p>57396</text:p>
          </table:table-cell>
          <table:table-cell office:value-type="float" office:value="57739" calcext:value-type="float">
            <text:p>57739</text:p>
          </table:table-cell>
          <table:table-cell office:value-type="float" office:value="56934.5" calcext:value-type="float">
            <text:p>56934,5</text:p>
          </table:table-cell>
          <table:table-cell office:value-type="float" office:value="57766.5" calcext:value-type="float">
            <text:p>57766,5</text:p>
          </table:table-cell>
          <table:table-cell office:value-type="float" office:value="57786" calcext:value-type="float">
            <text:p>57786</text:p>
          </table:table-cell>
          <table:table-cell office:value-type="float" office:value="58723.5" calcext:value-type="float">
            <text:p>58723,5</text:p>
          </table:table-cell>
          <table:table-cell office:value-type="float" office:value="57217.5" calcext:value-type="float">
            <text:p>57217,5</text:p>
          </table:table-cell>
          <table:table-cell office:value-type="float" office:value="57958" calcext:value-type="float">
            <text:p>57958</text:p>
          </table:table-cell>
          <table:table-cell office:value-type="float" office:value="57678.5" calcext:value-type="float">
            <text:p>57678,5</text:p>
          </table:table-cell>
          <table:table-cell office:value-type="float" office:value="57304.5" calcext:value-type="float">
            <text:p>57304,5</text:p>
          </table:table-cell>
          <table:table-cell office:value-type="float" office:value="57770" calcext:value-type="float">
            <text:p>57770</text:p>
          </table:table-cell>
          <table:table-cell office:value-type="float" office:value="57272.5" calcext:value-type="float">
            <text:p>57272,5</text:p>
          </table:table-cell>
          <table:table-cell office:value-type="float" office:value="57779" calcext:value-type="float">
            <text:p>57779</text:p>
          </table:table-cell>
          <table:table-cell office:value-type="float" office:value="57555" calcext:value-type="float">
            <text:p>57555</text:p>
          </table:table-cell>
          <table:table-cell office:value-type="float" office:value="58468.5" calcext:value-type="float">
            <text:p>58468,5</text:p>
          </table:table-cell>
          <table:table-cell office:value-type="float" office:value="56685" calcext:value-type="float">
            <text:p>56685</text:p>
          </table:table-cell>
          <table:table-cell office:value-type="float" office:value="58688.5" calcext:value-type="float">
            <text:p>58688,5</text:p>
          </table:table-cell>
          <table:table-cell table:number-columns-repeated="924"/>
        </table:table-row>
      </table:table>
      <table:table table:name="Planilha1_2_3_2" table:style-name="ta1">
        <table:shapes>
          <draw:frame draw:z-index="0" draw:style-name="gr1" draw:text-style-name="P1" svg:width="270.42mm" svg:height="105.42mm" svg:x="0.01mm" svg:y="5.53mm">
            <loext:p draw:notify-on-update-of-ranges="Planilha1_2_3_2.A1:Planilha1_2_3_2.CV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default-cell-style-name="ce5"/>
        <table:table-column table:style-name="co5" table:number-columns-repeated="1023" table:default-cell-style-name="ce3"/>
        <table:table-row table:style-name="ro2">
          <table:table-cell office:value-type="float" office:value="46223.5" calcext:value-type="float">
            <text:p>46223,5</text:p>
          </table:table-cell>
          <table:table-cell office:value-type="float" office:value="59129.5" calcext:value-type="float">
            <text:p>59129,5</text:p>
          </table:table-cell>
          <table:table-cell office:value-type="float" office:value="64585" calcext:value-type="float">
            <text:p>64585</text:p>
          </table:table-cell>
          <table:table-cell office:value-type="float" office:value="67916" calcext:value-type="float">
            <text:p>67916</text:p>
          </table:table-cell>
          <table:table-cell office:value-type="float" office:value="69142" calcext:value-type="float">
            <text:p>69142</text:p>
          </table:table-cell>
          <table:table-cell office:value-type="float" office:value="70013.5" calcext:value-type="float">
            <text:p>70013,5</text:p>
          </table:table-cell>
          <table:table-cell office:value-type="float" office:value="72193" calcext:value-type="float">
            <text:p>72193</text:p>
          </table:table-cell>
          <table:table-cell office:value-type="float" office:value="73597.5" calcext:value-type="float">
            <text:p>73597,5</text:p>
          </table:table-cell>
          <table:table-cell office:value-type="float" office:value="73594" calcext:value-type="float">
            <text:p>73594</text:p>
          </table:table-cell>
          <table:table-cell office:value-type="float" office:value="74214.5" calcext:value-type="float">
            <text:p>74214,5</text:p>
          </table:table-cell>
          <table:table-cell office:value-type="float" office:value="74835.5" calcext:value-type="float">
            <text:p>74835,5</text:p>
          </table:table-cell>
          <table:table-cell office:value-type="float" office:value="76014" calcext:value-type="float">
            <text:p>76014</text:p>
          </table:table-cell>
          <table:table-cell office:value-type="float" office:value="74807.5" calcext:value-type="float">
            <text:p>74807,5</text:p>
          </table:table-cell>
          <table:table-cell office:value-type="float" office:value="77117" calcext:value-type="float">
            <text:p>77117</text:p>
          </table:table-cell>
          <table:table-cell office:value-type="float" office:value="77592" calcext:value-type="float">
            <text:p>77592</text:p>
          </table:table-cell>
          <table:table-cell office:value-type="float" office:value="78086" calcext:value-type="float">
            <text:p>78086</text:p>
          </table:table-cell>
          <table:table-cell office:value-type="float" office:value="78666" calcext:value-type="float">
            <text:p>78666</text:p>
          </table:table-cell>
          <table:table-cell office:value-type="float" office:value="78448" calcext:value-type="float">
            <text:p>78448</text:p>
          </table:table-cell>
          <table:table-cell office:value-type="float" office:value="78666" calcext:value-type="float">
            <text:p>78666</text:p>
          </table:table-cell>
          <table:table-cell office:value-type="float" office:value="78281" calcext:value-type="float">
            <text:p>78281</text:p>
          </table:table-cell>
          <table:table-cell office:value-type="float" office:value="77719" calcext:value-type="float">
            <text:p>77719</text:p>
          </table:table-cell>
          <table:table-cell office:value-type="float" office:value="77737" calcext:value-type="float">
            <text:p>77737</text:p>
          </table:table-cell>
          <table:table-cell office:value-type="float" office:value="77799" calcext:value-type="float">
            <text:p>77799</text:p>
          </table:table-cell>
          <table:table-cell office:value-type="float" office:value="77989" calcext:value-type="float">
            <text:p>77989</text:p>
          </table:table-cell>
          <table:table-cell office:value-type="float" office:value="78191" calcext:value-type="float">
            <text:p>78191</text:p>
          </table:table-cell>
          <table:table-cell office:value-type="float" office:value="78788" calcext:value-type="float">
            <text:p>78788</text:p>
          </table:table-cell>
          <table:table-cell office:value-type="float" office:value="78209" calcext:value-type="float">
            <text:p>78209</text:p>
          </table:table-cell>
          <table:table-cell office:value-type="float" office:value="77791" calcext:value-type="float">
            <text:p>77791</text:p>
          </table:table-cell>
          <table:table-cell office:value-type="float" office:value="77545" calcext:value-type="float">
            <text:p>77545</text:p>
          </table:table-cell>
          <table:table-cell office:value-type="float" office:value="78598" calcext:value-type="float">
            <text:p>78598</text:p>
          </table:table-cell>
          <table:table-cell office:value-type="float" office:value="78066" calcext:value-type="float">
            <text:p>78066</text:p>
          </table:table-cell>
          <table:table-cell office:value-type="float" office:value="77504" calcext:value-type="float">
            <text:p>77504</text:p>
          </table:table-cell>
          <table:table-cell office:value-type="float" office:value="75153" calcext:value-type="float">
            <text:p>75153</text:p>
          </table:table-cell>
          <table:table-cell office:value-type="float" office:value="74694" calcext:value-type="float">
            <text:p>74694</text:p>
          </table:table-cell>
          <table:table-cell office:value-type="float" office:value="74763" calcext:value-type="float">
            <text:p>74763</text:p>
          </table:table-cell>
          <table:table-cell office:value-type="float" office:value="75083" calcext:value-type="float">
            <text:p>75083</text:p>
          </table:table-cell>
          <table:table-cell office:value-type="float" office:value="74823" calcext:value-type="float">
            <text:p>74823</text:p>
          </table:table-cell>
          <table:table-cell office:value-type="float" office:value="74243" calcext:value-type="float">
            <text:p>74243</text:p>
          </table:table-cell>
          <table:table-cell office:value-type="float" office:value="74913" calcext:value-type="float">
            <text:p>74913</text:p>
          </table:table-cell>
          <table:table-cell office:value-type="float" office:value="74357" calcext:value-type="float">
            <text:p>74357</text:p>
          </table:table-cell>
          <table:table-cell office:value-type="float" office:value="74853" calcext:value-type="float">
            <text:p>74853</text:p>
          </table:table-cell>
          <table:table-cell office:value-type="float" office:value="75259" calcext:value-type="float">
            <text:p>75259</text:p>
          </table:table-cell>
          <table:table-cell office:value-type="float" office:value="74787" calcext:value-type="float">
            <text:p>74787</text:p>
          </table:table-cell>
          <table:table-cell office:value-type="float" office:value="75006" calcext:value-type="float">
            <text:p>75006</text:p>
          </table:table-cell>
          <table:table-cell office:value-type="float" office:value="75431" calcext:value-type="float">
            <text:p>75431</text:p>
          </table:table-cell>
          <table:table-cell office:value-type="float" office:value="75048" calcext:value-type="float">
            <text:p>75048</text:p>
          </table:table-cell>
          <table:table-cell office:value-type="float" office:value="74564" calcext:value-type="float">
            <text:p>74564</text:p>
          </table:table-cell>
          <table:table-cell office:value-type="float" office:value="74489" calcext:value-type="float">
            <text:p>74489</text:p>
          </table:table-cell>
          <table:table-cell office:value-type="float" office:value="75553" calcext:value-type="float">
            <text:p>75553</text:p>
          </table:table-cell>
          <table:table-cell office:value-type="float" office:value="73980" calcext:value-type="float">
            <text:p>73980</text:p>
          </table:table-cell>
          <table:table-cell office:value-type="float" office:value="74966" calcext:value-type="float">
            <text:p>74966</text:p>
          </table:table-cell>
          <table:table-cell office:value-type="float" office:value="75673" calcext:value-type="float">
            <text:p>75673</text:p>
          </table:table-cell>
          <table:table-cell office:value-type="float" office:value="75283" calcext:value-type="float">
            <text:p>75283</text:p>
          </table:table-cell>
          <table:table-cell office:value-type="float" office:value="75464" calcext:value-type="float">
            <text:p>75464</text:p>
          </table:table-cell>
          <table:table-cell office:value-type="float" office:value="75728" calcext:value-type="float">
            <text:p>75728</text:p>
          </table:table-cell>
          <table:table-cell office:value-type="float" office:value="75688" calcext:value-type="float">
            <text:p>75688</text:p>
          </table:table-cell>
          <table:table-cell office:value-type="float" office:value="75441" calcext:value-type="float">
            <text:p>75441</text:p>
          </table:table-cell>
          <table:table-cell office:value-type="float" office:value="75234" calcext:value-type="float">
            <text:p>75234</text:p>
          </table:table-cell>
          <table:table-cell office:value-type="float" office:value="75888" calcext:value-type="float">
            <text:p>75888</text:p>
          </table:table-cell>
          <table:table-cell office:value-type="float" office:value="75542" calcext:value-type="float">
            <text:p>75542</text:p>
          </table:table-cell>
          <table:table-cell office:value-type="float" office:value="76368" calcext:value-type="float">
            <text:p>76368</text:p>
          </table:table-cell>
          <table:table-cell office:value-type="float" office:value="76692" calcext:value-type="float">
            <text:p>76692</text:p>
          </table:table-cell>
          <table:table-cell office:value-type="float" office:value="77045" calcext:value-type="float">
            <text:p>77045</text:p>
          </table:table-cell>
          <table:table-cell office:value-type="float" office:value="76596" calcext:value-type="float">
            <text:p>76596</text:p>
          </table:table-cell>
          <table:table-cell office:value-type="float" office:value="76204" calcext:value-type="float">
            <text:p>76204</text:p>
          </table:table-cell>
          <table:table-cell office:value-type="float" office:value="76483" calcext:value-type="float">
            <text:p>76483</text:p>
          </table:table-cell>
          <table:table-cell office:value-type="float" office:value="75859" calcext:value-type="float">
            <text:p>75859</text:p>
          </table:table-cell>
          <table:table-cell office:value-type="float" office:value="76014" calcext:value-type="float">
            <text:p>76014</text:p>
          </table:table-cell>
          <table:table-cell office:value-type="float" office:value="76092" calcext:value-type="float">
            <text:p>76092</text:p>
          </table:table-cell>
          <table:table-cell office:value-type="float" office:value="75784" calcext:value-type="float">
            <text:p>75784</text:p>
          </table:table-cell>
          <table:table-cell office:value-type="float" office:value="76258" calcext:value-type="float">
            <text:p>76258</text:p>
          </table:table-cell>
          <table:table-cell office:value-type="float" office:value="76475" calcext:value-type="float">
            <text:p>76475</text:p>
          </table:table-cell>
          <table:table-cell office:value-type="float" office:value="76253" calcext:value-type="float">
            <text:p>76253</text:p>
          </table:table-cell>
          <table:table-cell office:value-type="float" office:value="76308" calcext:value-type="float">
            <text:p>76308</text:p>
          </table:table-cell>
          <table:table-cell office:value-type="float" office:value="75976" calcext:value-type="float">
            <text:p>75976</text:p>
          </table:table-cell>
          <table:table-cell office:value-type="float" office:value="76145" calcext:value-type="float">
            <text:p>76145</text:p>
          </table:table-cell>
          <table:table-cell office:value-type="float" office:value="76234" calcext:value-type="float">
            <text:p>76234</text:p>
          </table:table-cell>
          <table:table-cell office:value-type="float" office:value="75372" calcext:value-type="float">
            <text:p>75372</text:p>
          </table:table-cell>
          <table:table-cell office:value-type="float" office:value="75730" calcext:value-type="float">
            <text:p>75730</text:p>
          </table:table-cell>
          <table:table-cell office:value-type="float" office:value="76226" calcext:value-type="float">
            <text:p>76226</text:p>
          </table:table-cell>
          <table:table-cell office:value-type="float" office:value="76286" calcext:value-type="float">
            <text:p>76286</text:p>
          </table:table-cell>
          <table:table-cell office:value-type="float" office:value="75484" calcext:value-type="float">
            <text:p>75484</text:p>
          </table:table-cell>
          <table:table-cell office:value-type="float" office:value="74895" calcext:value-type="float">
            <text:p>74895</text:p>
          </table:table-cell>
          <table:table-cell office:value-type="float" office:value="75627" calcext:value-type="float">
            <text:p>75627</text:p>
          </table:table-cell>
          <table:table-cell office:value-type="float" office:value="75692" calcext:value-type="float">
            <text:p>75692</text:p>
          </table:table-cell>
          <table:table-cell office:value-type="float" office:value="76735" calcext:value-type="float">
            <text:p>76735</text:p>
          </table:table-cell>
          <table:table-cell office:value-type="float" office:value="76263" calcext:value-type="float">
            <text:p>76263</text:p>
          </table:table-cell>
          <table:table-cell office:value-type="float" office:value="75307" calcext:value-type="float">
            <text:p>75307</text:p>
          </table:table-cell>
          <table:table-cell office:value-type="float" office:value="76231" calcext:value-type="float">
            <text:p>76231</text:p>
          </table:table-cell>
          <table:table-cell office:value-type="float" office:value="76837" calcext:value-type="float">
            <text:p>76837</text:p>
          </table:table-cell>
          <table:table-cell office:value-type="float" office:value="76181" calcext:value-type="float">
            <text:p>76181</text:p>
          </table:table-cell>
          <table:table-cell office:value-type="float" office:value="74271" calcext:value-type="float">
            <text:p>74271</text:p>
          </table:table-cell>
          <table:table-cell office:value-type="float" office:value="74416" calcext:value-type="float">
            <text:p>74416</text:p>
          </table:table-cell>
          <table:table-cell office:value-type="float" office:value="75160" calcext:value-type="float">
            <text:p>75160</text:p>
          </table:table-cell>
          <table:table-cell office:value-type="float" office:value="74711" calcext:value-type="float">
            <text:p>74711</text:p>
          </table:table-cell>
          <table:table-cell office:value-type="float" office:value="74842" calcext:value-type="float">
            <text:p>74842</text:p>
          </table:table-cell>
          <table:table-cell office:value-type="float" office:value="75227" calcext:value-type="float">
            <text:p>75227</text:p>
          </table:table-cell>
          <table:table-cell office:value-type="float" office:value="75698" calcext:value-type="float">
            <text:p>75698</text:p>
          </table:table-cell>
          <table:table-cell office:value-type="float" office:value="74962" calcext:value-type="float">
            <text:p>74962</text:p>
          </table:table-cell>
          <table:table-cell office:value-type="float" office:value="75502" calcext:value-type="float">
            <text:p>75502</text:p>
          </table:table-cell>
          <table:table-cell table:number-columns-repeated="9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4:23:42.130000000</meta:creation-date>
    <dc:date>2017-08-14T16:12:53.162000000</dc:date>
    <meta:editing-duration>PT47M6S</meta:editing-duration>
    <meta:editing-cycles>4</meta:editing-cycles>
    <meta:generator>LibreOffice/5.2.4.2$Windows_X86_64 LibreOffice_project/3d5603e1122f0f102b62521720ab13a38a4e0eb0</meta:generator>
    <meta:document-statistic meta:table-count="5" meta:cell-count="440" meta:object-count="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461cm" svg:height="12.168cm" xlink:href=".." xlink:type="simple" chart:class="chart:line" chart:style-name="ch1">
        <chart:legend chart:legend-position="end" svg:x="24.006cm" svg:y="5.785cm" style:legend-expansion="high" chart:style-name="ch2"/>
        <chart:plot-area chart:style-name="ch3" table:cell-range-address="Planilha1_2.A1:Planilha1_2.CV1" svg:x="0.529cm" svg:y="0.243cm" svg:width="22.948cm" svg:height="11.682cm">
          <chartooo:coordinate-region svg:x="1.706cm" svg:y="0.364cm" svg:width="21.631cm" svg:height="10.5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_2.A1:Planilha1_2.CV1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  <draw:g>
                  <svg:desc/>
                </draw:g>
              </table:table-cell>
              <table:table-cell office:value-type="float" office:value="43365">
                <text:p>43365</text:p>
                <draw:g>
                  <svg:desc>Planilha1_2.A1:Planilha1_2.CV1</svg:desc>
                </draw:g>
              </table:table-cell>
              <table:table-cell office:value-type="float" office:value="55487">
                <text:p>55487</text:p>
              </table:table-cell>
              <table:table-cell office:value-type="float" office:value="57672.5">
                <text:p>57672.5</text:p>
              </table:table-cell>
              <table:table-cell office:value-type="float" office:value="58541.5">
                <text:p>58541.5</text:p>
              </table:table-cell>
              <table:table-cell office:value-type="float" office:value="59219.5">
                <text:p>59219.5</text:p>
              </table:table-cell>
              <table:table-cell office:value-type="float" office:value="59677.5">
                <text:p>59677.5</text:p>
              </table:table-cell>
              <table:table-cell office:value-type="float" office:value="59363.5">
                <text:p>59363.5</text:p>
              </table:table-cell>
              <table:table-cell office:value-type="float" office:value="60347">
                <text:p>60347</text:p>
              </table:table-cell>
              <table:table-cell office:value-type="float" office:value="60181">
                <text:p>60181</text:p>
              </table:table-cell>
              <table:table-cell office:value-type="float" office:value="59807.5">
                <text:p>59807.5</text:p>
              </table:table-cell>
              <table:table-cell office:value-type="float" office:value="59878">
                <text:p>59878</text:p>
              </table:table-cell>
              <table:table-cell office:value-type="float" office:value="59923.5">
                <text:p>59923.5</text:p>
              </table:table-cell>
              <table:table-cell office:value-type="float" office:value="59477">
                <text:p>59477</text:p>
              </table:table-cell>
              <table:table-cell office:value-type="float" office:value="59702.5">
                <text:p>59702.5</text:p>
              </table:table-cell>
              <table:table-cell office:value-type="float" office:value="60162">
                <text:p>60162</text:p>
              </table:table-cell>
              <table:table-cell office:value-type="float" office:value="59175">
                <text:p>59175</text:p>
              </table:table-cell>
              <table:table-cell office:value-type="float" office:value="59832">
                <text:p>59832</text:p>
              </table:table-cell>
              <table:table-cell office:value-type="float" office:value="59444">
                <text:p>59444</text:p>
              </table:table-cell>
              <table:table-cell office:value-type="float" office:value="60289.5">
                <text:p>60289.5</text:p>
              </table:table-cell>
              <table:table-cell office:value-type="float" office:value="59781.5">
                <text:p>59781.5</text:p>
              </table:table-cell>
              <table:table-cell office:value-type="float" office:value="59613.5">
                <text:p>59613.5</text:p>
              </table:table-cell>
              <table:table-cell office:value-type="float" office:value="60289.5">
                <text:p>60289.5</text:p>
              </table:table-cell>
              <table:table-cell office:value-type="float" office:value="60166.5">
                <text:p>60166.5</text:p>
              </table:table-cell>
              <table:table-cell office:value-type="float" office:value="59984">
                <text:p>59984</text:p>
              </table:table-cell>
              <table:table-cell office:value-type="float" office:value="60070.5">
                <text:p>60070.5</text:p>
              </table:table-cell>
              <table:table-cell office:value-type="float" office:value="59618.5">
                <text:p>59618.5</text:p>
              </table:table-cell>
              <table:table-cell office:value-type="float" office:value="59733">
                <text:p>59733</text:p>
              </table:table-cell>
              <table:table-cell office:value-type="float" office:value="57255">
                <text:p>57255</text:p>
              </table:table-cell>
              <table:table-cell office:value-type="float" office:value="57337.5">
                <text:p>57337.5</text:p>
              </table:table-cell>
              <table:table-cell office:value-type="float" office:value="57624.5">
                <text:p>57624.5</text:p>
              </table:table-cell>
              <table:table-cell office:value-type="float" office:value="57162.5">
                <text:p>57162.5</text:p>
              </table:table-cell>
              <table:table-cell office:value-type="float" office:value="57629">
                <text:p>57629</text:p>
              </table:table-cell>
              <table:table-cell office:value-type="float" office:value="57081.5">
                <text:p>57081.5</text:p>
              </table:table-cell>
              <table:table-cell office:value-type="float" office:value="57184">
                <text:p>57184</text:p>
              </table:table-cell>
              <table:table-cell office:value-type="float" office:value="57067.5">
                <text:p>57067.5</text:p>
              </table:table-cell>
              <table:table-cell office:value-type="float" office:value="58123">
                <text:p>58123</text:p>
              </table:table-cell>
              <table:table-cell office:value-type="float" office:value="57150">
                <text:p>57150</text:p>
              </table:table-cell>
              <table:table-cell office:value-type="float" office:value="57537">
                <text:p>57537</text:p>
              </table:table-cell>
              <table:table-cell office:value-type="float" office:value="57245">
                <text:p>57245</text:p>
              </table:table-cell>
              <table:table-cell office:value-type="float" office:value="57834.5">
                <text:p>57834.5</text:p>
              </table:table-cell>
              <table:table-cell office:value-type="float" office:value="57822">
                <text:p>57822</text:p>
              </table:table-cell>
              <table:table-cell office:value-type="float" office:value="57253.5">
                <text:p>57253.5</text:p>
              </table:table-cell>
              <table:table-cell office:value-type="float" office:value="57297.5">
                <text:p>57297.5</text:p>
              </table:table-cell>
              <table:table-cell office:value-type="float" office:value="57454.5">
                <text:p>57454.5</text:p>
              </table:table-cell>
              <table:table-cell office:value-type="float" office:value="57707">
                <text:p>57707</text:p>
              </table:table-cell>
              <table:table-cell office:value-type="float" office:value="57646">
                <text:p>57646</text:p>
              </table:table-cell>
              <table:table-cell office:value-type="float" office:value="56860">
                <text:p>56860</text:p>
              </table:table-cell>
              <table:table-cell office:value-type="float" office:value="57628">
                <text:p>57628</text:p>
              </table:table-cell>
              <table:table-cell office:value-type="float" office:value="58093">
                <text:p>58093</text:p>
              </table:table-cell>
              <table:table-cell office:value-type="float" office:value="57073">
                <text:p>57073</text:p>
              </table:table-cell>
              <table:table-cell office:value-type="float" office:value="56978.5">
                <text:p>56978.5</text:p>
              </table:table-cell>
              <table:table-cell office:value-type="float" office:value="57288.5">
                <text:p>57288.5</text:p>
              </table:table-cell>
              <table:table-cell office:value-type="float" office:value="57358">
                <text:p>57358</text:p>
              </table:table-cell>
              <table:table-cell office:value-type="float" office:value="57150">
                <text:p>57150</text:p>
              </table:table-cell>
              <table:table-cell office:value-type="float" office:value="57397">
                <text:p>57397</text:p>
              </table:table-cell>
              <table:table-cell office:value-type="float" office:value="56892.5">
                <text:p>56892.5</text:p>
              </table:table-cell>
              <table:table-cell office:value-type="float" office:value="57899.5">
                <text:p>57899.5</text:p>
              </table:table-cell>
              <table:table-cell office:value-type="float" office:value="57440">
                <text:p>57440</text:p>
              </table:table-cell>
              <table:table-cell office:value-type="float" office:value="57563.5">
                <text:p>57563.5</text:p>
              </table:table-cell>
              <table:table-cell office:value-type="float" office:value="57474">
                <text:p>57474</text:p>
              </table:table-cell>
              <table:table-cell office:value-type="float" office:value="57654.5">
                <text:p>57654.5</text:p>
              </table:table-cell>
              <table:table-cell office:value-type="float" office:value="57411">
                <text:p>57411</text:p>
              </table:table-cell>
              <table:table-cell office:value-type="float" office:value="57145.5">
                <text:p>57145.5</text:p>
              </table:table-cell>
              <table:table-cell office:value-type="float" office:value="56897.5">
                <text:p>56897.5</text:p>
              </table:table-cell>
              <table:table-cell office:value-type="float" office:value="56352">
                <text:p>56352</text:p>
              </table:table-cell>
              <table:table-cell office:value-type="float" office:value="56450.5">
                <text:p>56450.5</text:p>
              </table:table-cell>
              <table:table-cell office:value-type="float" office:value="56554.5">
                <text:p>56554.5</text:p>
              </table:table-cell>
              <table:table-cell office:value-type="float" office:value="56631.5">
                <text:p>56631.5</text:p>
              </table:table-cell>
              <table:table-cell office:value-type="float" office:value="57001">
                <text:p>57001</text:p>
              </table:table-cell>
              <table:table-cell office:value-type="float" office:value="56245">
                <text:p>56245</text:p>
              </table:table-cell>
              <table:table-cell office:value-type="float" office:value="56480.5">
                <text:p>56480.5</text:p>
              </table:table-cell>
              <table:table-cell office:value-type="float" office:value="57027.5">
                <text:p>57027.5</text:p>
              </table:table-cell>
              <table:table-cell office:value-type="float" office:value="56126.5">
                <text:p>56126.5</text:p>
              </table:table-cell>
              <table:table-cell office:value-type="float" office:value="56286.5">
                <text:p>56286.5</text:p>
              </table:table-cell>
              <table:table-cell office:value-type="float" office:value="55844">
                <text:p>55844</text:p>
              </table:table-cell>
              <table:table-cell office:value-type="float" office:value="56105.5">
                <text:p>56105.5</text:p>
              </table:table-cell>
              <table:table-cell office:value-type="float" office:value="56105">
                <text:p>56105</text:p>
              </table:table-cell>
              <table:table-cell office:value-type="float" office:value="56055">
                <text:p>56055</text:p>
              </table:table-cell>
              <table:table-cell office:value-type="float" office:value="55852.5">
                <text:p>55852.5</text:p>
              </table:table-cell>
              <table:table-cell office:value-type="float" office:value="56420.5">
                <text:p>56420.5</text:p>
              </table:table-cell>
              <table:table-cell office:value-type="float" office:value="56614.5">
                <text:p>56614.5</text:p>
              </table:table-cell>
              <table:table-cell office:value-type="float" office:value="56315.5">
                <text:p>56315.5</text:p>
              </table:table-cell>
              <table:table-cell office:value-type="float" office:value="57258">
                <text:p>57258</text:p>
              </table:table-cell>
              <table:table-cell office:value-type="float" office:value="56128">
                <text:p>56128</text:p>
              </table:table-cell>
              <table:table-cell office:value-type="float" office:value="56677">
                <text:p>56677</text:p>
              </table:table-cell>
              <table:table-cell office:value-type="float" office:value="55919">
                <text:p>55919</text:p>
              </table:table-cell>
              <table:table-cell office:value-type="float" office:value="55741">
                <text:p>55741</text:p>
              </table:table-cell>
              <table:table-cell office:value-type="float" office:value="56079">
                <text:p>56079</text:p>
              </table:table-cell>
              <table:table-cell office:value-type="float" office:value="55939">
                <text:p>55939</text:p>
              </table:table-cell>
              <table:table-cell office:value-type="float" office:value="55770">
                <text:p>55770</text:p>
              </table:table-cell>
              <table:table-cell office:value-type="float" office:value="55918">
                <text:p>55918</text:p>
              </table:table-cell>
              <table:table-cell office:value-type="float" office:value="55970">
                <text:p>55970</text:p>
              </table:table-cell>
              <table:table-cell office:value-type="float" office:value="56156">
                <text:p>56156</text:p>
              </table:table-cell>
              <table:table-cell office:value-type="float" office:value="56108">
                <text:p>56108</text:p>
              </table:table-cell>
              <table:table-cell office:value-type="float" office:value="56064">
                <text:p>56064</text:p>
              </table:table-cell>
              <table:table-cell office:value-type="float" office:value="55704">
                <text:p>55704</text:p>
              </table:table-cell>
              <table:table-cell office:value-type="float" office:value="56571">
                <text:p>56571</text:p>
              </table:table-cell>
              <table:table-cell office:value-type="float" office:value="55750">
                <text:p>55750</text:p>
              </table:table-cell>
              <table:table-cell office:value-type="float" office:value="55727">
                <text:p>55727</text:p>
              </table:table-cell>
              <table:table-cell office:value-type="float" office:value="56495">
                <text:p>564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_64 LibreOffice_project/3d5603e1122f0f102b62521720ab13a38a4e0eb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461cm" svg:height="12.168cm" xlink:href=".." xlink:type="simple" chart:class="chart:line" chart:style-name="ch1">
        <chart:legend chart:legend-position="end" svg:x="24.006cm" svg:y="5.785cm" style:legend-expansion="high" chart:style-name="ch2"/>
        <chart:plot-area chart:style-name="ch3" table:cell-range-address="Planilha1_2_2.A1:Planilha1_2_2.CV1" svg:x="0.529cm" svg:y="0.243cm" svg:width="22.948cm" svg:height="11.682cm">
          <chartooo:coordinate-region svg:x="1.706cm" svg:y="0.364cm" svg:width="21.631cm" svg:height="10.5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_2_2.A1:Planilha1_2_2.CV1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  <draw:g>
                  <svg:desc/>
                </draw:g>
              </table:table-cell>
              <table:table-cell office:value-type="float" office:value="43045">
                <text:p>43045</text:p>
                <draw:g>
                  <svg:desc>Planilha1_2_2.A1:Planilha1_2_2.CV1</svg:desc>
                </draw:g>
              </table:table-cell>
              <table:table-cell office:value-type="float" office:value="54402">
                <text:p>54402</text:p>
              </table:table-cell>
              <table:table-cell office:value-type="float" office:value="55691.5">
                <text:p>55691.5</text:p>
              </table:table-cell>
              <table:table-cell office:value-type="float" office:value="57193">
                <text:p>57193</text:p>
              </table:table-cell>
              <table:table-cell office:value-type="float" office:value="58547.5">
                <text:p>58547.5</text:p>
              </table:table-cell>
              <table:table-cell office:value-type="float" office:value="58512">
                <text:p>58512</text:p>
              </table:table-cell>
              <table:table-cell office:value-type="float" office:value="59214.5">
                <text:p>59214.5</text:p>
              </table:table-cell>
              <table:table-cell office:value-type="float" office:value="59519">
                <text:p>59519</text:p>
              </table:table-cell>
              <table:table-cell office:value-type="float" office:value="60033">
                <text:p>60033</text:p>
              </table:table-cell>
              <table:table-cell office:value-type="float" office:value="59455.5">
                <text:p>59455.5</text:p>
              </table:table-cell>
              <table:table-cell office:value-type="float" office:value="59242.5">
                <text:p>59242.5</text:p>
              </table:table-cell>
              <table:table-cell office:value-type="float" office:value="59710">
                <text:p>59710</text:p>
              </table:table-cell>
              <table:table-cell office:value-type="float" office:value="59144">
                <text:p>59144</text:p>
              </table:table-cell>
              <table:table-cell office:value-type="float" office:value="59890">
                <text:p>59890</text:p>
              </table:table-cell>
              <table:table-cell office:value-type="float" office:value="59274.5">
                <text:p>59274.5</text:p>
              </table:table-cell>
              <table:table-cell office:value-type="float" office:value="59611">
                <text:p>59611</text:p>
              </table:table-cell>
              <table:table-cell office:value-type="float" office:value="58937.5">
                <text:p>58937.5</text:p>
              </table:table-cell>
              <table:table-cell office:value-type="float" office:value="59172.5">
                <text:p>59172.5</text:p>
              </table:table-cell>
              <table:table-cell office:value-type="float" office:value="59171.5">
                <text:p>59171.5</text:p>
              </table:table-cell>
              <table:table-cell office:value-type="float" office:value="59723.5">
                <text:p>59723.5</text:p>
              </table:table-cell>
              <table:table-cell office:value-type="float" office:value="59261.5">
                <text:p>59261.5</text:p>
              </table:table-cell>
              <table:table-cell office:value-type="float" office:value="59436.5">
                <text:p>59436.5</text:p>
              </table:table-cell>
              <table:table-cell office:value-type="float" office:value="59265">
                <text:p>59265</text:p>
              </table:table-cell>
              <table:table-cell office:value-type="float" office:value="59716">
                <text:p>59716</text:p>
              </table:table-cell>
              <table:table-cell office:value-type="float" office:value="60097.5">
                <text:p>60097.5</text:p>
              </table:table-cell>
              <table:table-cell office:value-type="float" office:value="59321.5">
                <text:p>59321.5</text:p>
              </table:table-cell>
              <table:table-cell office:value-type="float" office:value="59460.5">
                <text:p>59460.5</text:p>
              </table:table-cell>
              <table:table-cell office:value-type="float" office:value="59348.5">
                <text:p>59348.5</text:p>
              </table:table-cell>
              <table:table-cell office:value-type="float" office:value="59199.5">
                <text:p>59199.5</text:p>
              </table:table-cell>
              <table:table-cell office:value-type="float" office:value="59609.5">
                <text:p>59609.5</text:p>
              </table:table-cell>
              <table:table-cell office:value-type="float" office:value="59513.5">
                <text:p>59513.5</text:p>
              </table:table-cell>
              <table:table-cell office:value-type="float" office:value="60027.5">
                <text:p>60027.5</text:p>
              </table:table-cell>
              <table:table-cell office:value-type="float" office:value="59886.5">
                <text:p>59886.5</text:p>
              </table:table-cell>
              <table:table-cell office:value-type="float" office:value="59548">
                <text:p>59548</text:p>
              </table:table-cell>
              <table:table-cell office:value-type="float" office:value="59525.5">
                <text:p>59525.5</text:p>
              </table:table-cell>
              <table:table-cell office:value-type="float" office:value="58637.5">
                <text:p>58637.5</text:p>
              </table:table-cell>
              <table:table-cell office:value-type="float" office:value="59553">
                <text:p>59553</text:p>
              </table:table-cell>
              <table:table-cell office:value-type="float" office:value="59738">
                <text:p>59738</text:p>
              </table:table-cell>
              <table:table-cell office:value-type="float" office:value="59711">
                <text:p>59711</text:p>
              </table:table-cell>
              <table:table-cell office:value-type="float" office:value="60623.5">
                <text:p>60623.5</text:p>
              </table:table-cell>
              <table:table-cell office:value-type="float" office:value="59644">
                <text:p>59644</text:p>
              </table:table-cell>
              <table:table-cell office:value-type="float" office:value="59545.5">
                <text:p>59545.5</text:p>
              </table:table-cell>
              <table:table-cell office:value-type="float" office:value="59498">
                <text:p>59498</text:p>
              </table:table-cell>
              <table:table-cell office:value-type="float" office:value="59290">
                <text:p>59290</text:p>
              </table:table-cell>
              <table:table-cell office:value-type="float" office:value="60284.5">
                <text:p>60284.5</text:p>
              </table:table-cell>
              <table:table-cell office:value-type="float" office:value="59793">
                <text:p>59793</text:p>
              </table:table-cell>
              <table:table-cell office:value-type="float" office:value="59995">
                <text:p>59995</text:p>
              </table:table-cell>
              <table:table-cell office:value-type="float" office:value="59224">
                <text:p>59224</text:p>
              </table:table-cell>
              <table:table-cell office:value-type="float" office:value="60021">
                <text:p>60021</text:p>
              </table:table-cell>
              <table:table-cell office:value-type="float" office:value="59614">
                <text:p>59614</text:p>
              </table:table-cell>
              <table:table-cell office:value-type="float" office:value="59452">
                <text:p>59452</text:p>
              </table:table-cell>
              <table:table-cell office:value-type="float" office:value="60260">
                <text:p>60260</text:p>
              </table:table-cell>
              <table:table-cell office:value-type="float" office:value="59400">
                <text:p>59400</text:p>
              </table:table-cell>
              <table:table-cell office:value-type="float" office:value="59712">
                <text:p>59712</text:p>
              </table:table-cell>
              <table:table-cell office:value-type="float" office:value="59976">
                <text:p>59976</text:p>
              </table:table-cell>
              <table:table-cell office:value-type="float" office:value="59676.5">
                <text:p>59676.5</text:p>
              </table:table-cell>
              <table:table-cell office:value-type="float" office:value="59162">
                <text:p>59162</text:p>
              </table:table-cell>
              <table:table-cell office:value-type="float" office:value="59991.5">
                <text:p>59991.5</text:p>
              </table:table-cell>
              <table:table-cell office:value-type="float" office:value="60020">
                <text:p>60020</text:p>
              </table:table-cell>
              <table:table-cell office:value-type="float" office:value="60129">
                <text:p>60129</text:p>
              </table:table-cell>
              <table:table-cell office:value-type="float" office:value="59120">
                <text:p>59120</text:p>
              </table:table-cell>
              <table:table-cell office:value-type="float" office:value="59884.5">
                <text:p>59884.5</text:p>
              </table:table-cell>
              <table:table-cell office:value-type="float" office:value="58732">
                <text:p>58732</text:p>
              </table:table-cell>
              <table:table-cell office:value-type="float" office:value="59804.5">
                <text:p>59804.5</text:p>
              </table:table-cell>
              <table:table-cell office:value-type="float" office:value="59403">
                <text:p>59403</text:p>
              </table:table-cell>
              <table:table-cell office:value-type="float" office:value="59413">
                <text:p>59413</text:p>
              </table:table-cell>
              <table:table-cell office:value-type="float" office:value="59421.5">
                <text:p>59421.5</text:p>
              </table:table-cell>
              <table:table-cell office:value-type="float" office:value="59708">
                <text:p>59708</text:p>
              </table:table-cell>
              <table:table-cell office:value-type="float" office:value="60222">
                <text:p>60222</text:p>
              </table:table-cell>
              <table:table-cell office:value-type="float" office:value="59826">
                <text:p>59826</text:p>
              </table:table-cell>
              <table:table-cell office:value-type="float" office:value="59347">
                <text:p>59347</text:p>
              </table:table-cell>
              <table:table-cell office:value-type="float" office:value="59227">
                <text:p>59227</text:p>
              </table:table-cell>
              <table:table-cell office:value-type="float" office:value="59810">
                <text:p>59810</text:p>
              </table:table-cell>
              <table:table-cell office:value-type="float" office:value="59799">
                <text:p>59799</text:p>
              </table:table-cell>
              <table:table-cell office:value-type="float" office:value="59451">
                <text:p>59451</text:p>
              </table:table-cell>
              <table:table-cell office:value-type="float" office:value="59421">
                <text:p>59421</text:p>
              </table:table-cell>
              <table:table-cell office:value-type="float" office:value="59593">
                <text:p>59593</text:p>
              </table:table-cell>
              <table:table-cell office:value-type="float" office:value="59620.5">
                <text:p>59620.5</text:p>
              </table:table-cell>
              <table:table-cell office:value-type="float" office:value="60332">
                <text:p>60332</text:p>
              </table:table-cell>
              <table:table-cell office:value-type="float" office:value="60130.5">
                <text:p>60130.5</text:p>
              </table:table-cell>
              <table:table-cell office:value-type="float" office:value="59381">
                <text:p>59381</text:p>
              </table:table-cell>
              <table:table-cell office:value-type="float" office:value="58851">
                <text:p>58851</text:p>
              </table:table-cell>
              <table:table-cell office:value-type="float" office:value="58992">
                <text:p>58992</text:p>
              </table:table-cell>
              <table:table-cell office:value-type="float" office:value="59254.5">
                <text:p>59254.5</text:p>
              </table:table-cell>
              <table:table-cell office:value-type="float" office:value="59138">
                <text:p>59138</text:p>
              </table:table-cell>
              <table:table-cell office:value-type="float" office:value="59664">
                <text:p>59664</text:p>
              </table:table-cell>
              <table:table-cell office:value-type="float" office:value="59217">
                <text:p>59217</text:p>
              </table:table-cell>
              <table:table-cell office:value-type="float" office:value="59431">
                <text:p>59431</text:p>
              </table:table-cell>
              <table:table-cell office:value-type="float" office:value="59494">
                <text:p>59494</text:p>
              </table:table-cell>
              <table:table-cell office:value-type="float" office:value="60723">
                <text:p>60723</text:p>
              </table:table-cell>
              <table:table-cell office:value-type="float" office:value="59684">
                <text:p>59684</text:p>
              </table:table-cell>
              <table:table-cell office:value-type="float" office:value="59246">
                <text:p>59246</text:p>
              </table:table-cell>
              <table:table-cell office:value-type="float" office:value="58789">
                <text:p>58789</text:p>
              </table:table-cell>
              <table:table-cell office:value-type="float" office:value="59724.5">
                <text:p>59724.5</text:p>
              </table:table-cell>
              <table:table-cell office:value-type="float" office:value="60139.5">
                <text:p>60139.5</text:p>
              </table:table-cell>
              <table:table-cell office:value-type="float" office:value="59783">
                <text:p>59783</text:p>
              </table:table-cell>
              <table:table-cell office:value-type="float" office:value="58866.5">
                <text:p>58866.5</text:p>
              </table:table-cell>
              <table:table-cell office:value-type="float" office:value="59683.5">
                <text:p>59683.5</text:p>
              </table:table-cell>
              <table:table-cell office:value-type="float" office:value="59428.5">
                <text:p>59428.5</text:p>
              </table:table-cell>
              <table:table-cell office:value-type="float" office:value="59891">
                <text:p>598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_64 LibreOffice_project/3d5603e1122f0f102b62521720ab13a38a4e0eb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461cm" svg:height="12.168cm" xlink:href=".." xlink:type="simple" chart:class="chart:line" chart:style-name="ch1">
        <chart:legend chart:legend-position="end" svg:x="24.006cm" svg:y="5.785cm" style:legend-expansion="high" chart:style-name="ch2"/>
        <chart:plot-area chart:style-name="ch3" table:cell-range-address="Planilha1_2_3.A1:Planilha1_2_3.CV1" svg:x="0.529cm" svg:y="0.243cm" svg:width="22.948cm" svg:height="11.682cm">
          <chartooo:coordinate-region svg:x="1.706cm" svg:y="0.364cm" svg:width="21.631cm" svg:height="10.5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_2_3.A1:Planilha1_2_3.CV1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  <draw:g>
                  <svg:desc/>
                </draw:g>
              </table:table-cell>
              <table:table-cell office:value-type="float" office:value="45321.5">
                <text:p>45321.5</text:p>
                <draw:g>
                  <svg:desc>Planilha1_2_3.A1:Planilha1_2_3.CV1</svg:desc>
                </draw:g>
              </table:table-cell>
              <table:table-cell office:value-type="float" office:value="56890.5">
                <text:p>56890.5</text:p>
              </table:table-cell>
              <table:table-cell office:value-type="float" office:value="61644.5">
                <text:p>61644.5</text:p>
              </table:table-cell>
              <table:table-cell office:value-type="float" office:value="63723">
                <text:p>63723</text:p>
              </table:table-cell>
              <table:table-cell office:value-type="float" office:value="64005">
                <text:p>64005</text:p>
              </table:table-cell>
              <table:table-cell office:value-type="float" office:value="63926.5">
                <text:p>63926.5</text:p>
              </table:table-cell>
              <table:table-cell office:value-type="float" office:value="64735.5">
                <text:p>64735.5</text:p>
              </table:table-cell>
              <table:table-cell office:value-type="float" office:value="64153">
                <text:p>64153</text:p>
              </table:table-cell>
              <table:table-cell office:value-type="float" office:value="64115.5">
                <text:p>64115.5</text:p>
              </table:table-cell>
              <table:table-cell office:value-type="float" office:value="63511.5">
                <text:p>63511.5</text:p>
              </table:table-cell>
              <table:table-cell office:value-type="float" office:value="64097.5">
                <text:p>64097.5</text:p>
              </table:table-cell>
              <table:table-cell office:value-type="float" office:value="64219.5">
                <text:p>64219.5</text:p>
              </table:table-cell>
              <table:table-cell office:value-type="float" office:value="64546">
                <text:p>64546</text:p>
              </table:table-cell>
              <table:table-cell office:value-type="float" office:value="64479.5">
                <text:p>64479.5</text:p>
              </table:table-cell>
              <table:table-cell office:value-type="float" office:value="64255">
                <text:p>64255</text:p>
              </table:table-cell>
              <table:table-cell office:value-type="float" office:value="64988.5">
                <text:p>64988.5</text:p>
              </table:table-cell>
              <table:table-cell office:value-type="float" office:value="64237.5">
                <text:p>64237.5</text:p>
              </table:table-cell>
              <table:table-cell office:value-type="float" office:value="64650">
                <text:p>64650</text:p>
              </table:table-cell>
              <table:table-cell office:value-type="float" office:value="64983">
                <text:p>64983</text:p>
              </table:table-cell>
              <table:table-cell office:value-type="float" office:value="64170">
                <text:p>64170</text:p>
              </table:table-cell>
              <table:table-cell office:value-type="float" office:value="65043.5">
                <text:p>65043.5</text:p>
              </table:table-cell>
              <table:table-cell office:value-type="float" office:value="65025.5">
                <text:p>65025.5</text:p>
              </table:table-cell>
              <table:table-cell office:value-type="float" office:value="64525">
                <text:p>64525</text:p>
              </table:table-cell>
              <table:table-cell office:value-type="float" office:value="63958">
                <text:p>63958</text:p>
              </table:table-cell>
              <table:table-cell office:value-type="float" office:value="63889.5">
                <text:p>63889.5</text:p>
              </table:table-cell>
              <table:table-cell office:value-type="float" office:value="64196.5">
                <text:p>64196.5</text:p>
              </table:table-cell>
              <table:table-cell office:value-type="float" office:value="64352.5">
                <text:p>64352.5</text:p>
              </table:table-cell>
              <table:table-cell office:value-type="float" office:value="64263">
                <text:p>64263</text:p>
              </table:table-cell>
              <table:table-cell office:value-type="float" office:value="64173.5">
                <text:p>64173.5</text:p>
              </table:table-cell>
              <table:table-cell office:value-type="float" office:value="65280.5">
                <text:p>65280.5</text:p>
              </table:table-cell>
              <table:table-cell office:value-type="float" office:value="65261.5">
                <text:p>65261.5</text:p>
              </table:table-cell>
              <table:table-cell office:value-type="float" office:value="64487">
                <text:p>64487</text:p>
              </table:table-cell>
              <table:table-cell office:value-type="float" office:value="63579">
                <text:p>63579</text:p>
              </table:table-cell>
              <table:table-cell office:value-type="float" office:value="63769">
                <text:p>63769</text:p>
              </table:table-cell>
              <table:table-cell office:value-type="float" office:value="64554">
                <text:p>64554</text:p>
              </table:table-cell>
              <table:table-cell office:value-type="float" office:value="63859">
                <text:p>63859</text:p>
              </table:table-cell>
              <table:table-cell office:value-type="float" office:value="64431.5">
                <text:p>64431.5</text:p>
              </table:table-cell>
              <table:table-cell office:value-type="float" office:value="65090.5">
                <text:p>65090.5</text:p>
              </table:table-cell>
              <table:table-cell office:value-type="float" office:value="64193">
                <text:p>64193</text:p>
              </table:table-cell>
              <table:table-cell office:value-type="float" office:value="64109.5">
                <text:p>64109.5</text:p>
              </table:table-cell>
              <table:table-cell office:value-type="float" office:value="64303">
                <text:p>64303</text:p>
              </table:table-cell>
              <table:table-cell office:value-type="float" office:value="63555.5">
                <text:p>63555.5</text:p>
              </table:table-cell>
              <table:table-cell office:value-type="float" office:value="63926">
                <text:p>63926</text:p>
              </table:table-cell>
              <table:table-cell office:value-type="float" office:value="63856.5">
                <text:p>63856.5</text:p>
              </table:table-cell>
              <table:table-cell office:value-type="float" office:value="63184">
                <text:p>63184</text:p>
              </table:table-cell>
              <table:table-cell office:value-type="float" office:value="64691.5">
                <text:p>64691.5</text:p>
              </table:table-cell>
              <table:table-cell office:value-type="float" office:value="64010.5">
                <text:p>64010.5</text:p>
              </table:table-cell>
              <table:table-cell office:value-type="float" office:value="64990">
                <text:p>64990</text:p>
              </table:table-cell>
              <table:table-cell office:value-type="float" office:value="64615">
                <text:p>64615</text:p>
              </table:table-cell>
              <table:table-cell office:value-type="float" office:value="64603">
                <text:p>64603</text:p>
              </table:table-cell>
              <table:table-cell office:value-type="float" office:value="64037.5">
                <text:p>64037.5</text:p>
              </table:table-cell>
              <table:table-cell office:value-type="float" office:value="64952">
                <text:p>64952</text:p>
              </table:table-cell>
              <table:table-cell office:value-type="float" office:value="63377">
                <text:p>63377</text:p>
              </table:table-cell>
              <table:table-cell office:value-type="float" office:value="63590.5">
                <text:p>63590.5</text:p>
              </table:table-cell>
              <table:table-cell office:value-type="float" office:value="64916">
                <text:p>64916</text:p>
              </table:table-cell>
              <table:table-cell office:value-type="float" office:value="64637.5">
                <text:p>64637.5</text:p>
              </table:table-cell>
              <table:table-cell office:value-type="float" office:value="63943">
                <text:p>63943</text:p>
              </table:table-cell>
              <table:table-cell office:value-type="float" office:value="65000">
                <text:p>65000</text:p>
              </table:table-cell>
              <table:table-cell office:value-type="float" office:value="63998.5">
                <text:p>63998.5</text:p>
              </table:table-cell>
              <table:table-cell office:value-type="float" office:value="63855.5">
                <text:p>63855.5</text:p>
              </table:table-cell>
              <table:table-cell office:value-type="float" office:value="63774.5">
                <text:p>63774.5</text:p>
              </table:table-cell>
              <table:table-cell office:value-type="float" office:value="64693">
                <text:p>64693</text:p>
              </table:table-cell>
              <table:table-cell office:value-type="float" office:value="64474.5">
                <text:p>64474.5</text:p>
              </table:table-cell>
              <table:table-cell office:value-type="float" office:value="65036.5">
                <text:p>65036.5</text:p>
              </table:table-cell>
              <table:table-cell office:value-type="float" office:value="64782">
                <text:p>64782</text:p>
              </table:table-cell>
              <table:table-cell office:value-type="float" office:value="63780.5">
                <text:p>63780.5</text:p>
              </table:table-cell>
              <table:table-cell office:value-type="float" office:value="62975">
                <text:p>62975</text:p>
              </table:table-cell>
              <table:table-cell office:value-type="float" office:value="62395.5">
                <text:p>62395.5</text:p>
              </table:table-cell>
              <table:table-cell office:value-type="float" office:value="62609">
                <text:p>62609</text:p>
              </table:table-cell>
              <table:table-cell office:value-type="float" office:value="62062.5">
                <text:p>62062.5</text:p>
              </table:table-cell>
              <table:table-cell office:value-type="float" office:value="59983.5">
                <text:p>59983.5</text:p>
              </table:table-cell>
              <table:table-cell office:value-type="float" office:value="60518">
                <text:p>60518</text:p>
              </table:table-cell>
              <table:table-cell office:value-type="float" office:value="60480">
                <text:p>60480</text:p>
              </table:table-cell>
              <table:table-cell office:value-type="float" office:value="58192.5">
                <text:p>58192.5</text:p>
              </table:table-cell>
              <table:table-cell office:value-type="float" office:value="58698">
                <text:p>58698</text:p>
              </table:table-cell>
              <table:table-cell office:value-type="float" office:value="58559.5">
                <text:p>58559.5</text:p>
              </table:table-cell>
              <table:table-cell office:value-type="float" office:value="57330">
                <text:p>57330</text:p>
              </table:table-cell>
              <table:table-cell office:value-type="float" office:value="57519.5">
                <text:p>57519.5</text:p>
              </table:table-cell>
              <table:table-cell office:value-type="float" office:value="56989">
                <text:p>56989</text:p>
              </table:table-cell>
              <table:table-cell office:value-type="float" office:value="57283">
                <text:p>57283</text:p>
              </table:table-cell>
              <table:table-cell office:value-type="float" office:value="58485.5">
                <text:p>58485.5</text:p>
              </table:table-cell>
              <table:table-cell office:value-type="float" office:value="57519">
                <text:p>57519</text:p>
              </table:table-cell>
              <table:table-cell office:value-type="float" office:value="57824.5">
                <text:p>57824.5</text:p>
              </table:table-cell>
              <table:table-cell office:value-type="float" office:value="57396">
                <text:p>57396</text:p>
              </table:table-cell>
              <table:table-cell office:value-type="float" office:value="57739">
                <text:p>57739</text:p>
              </table:table-cell>
              <table:table-cell office:value-type="float" office:value="56934.5">
                <text:p>56934.5</text:p>
              </table:table-cell>
              <table:table-cell office:value-type="float" office:value="57766.5">
                <text:p>57766.5</text:p>
              </table:table-cell>
              <table:table-cell office:value-type="float" office:value="57786">
                <text:p>57786</text:p>
              </table:table-cell>
              <table:table-cell office:value-type="float" office:value="58723.5">
                <text:p>58723.5</text:p>
              </table:table-cell>
              <table:table-cell office:value-type="float" office:value="57217.5">
                <text:p>57217.5</text:p>
              </table:table-cell>
              <table:table-cell office:value-type="float" office:value="57958">
                <text:p>57958</text:p>
              </table:table-cell>
              <table:table-cell office:value-type="float" office:value="57678.5">
                <text:p>57678.5</text:p>
              </table:table-cell>
              <table:table-cell office:value-type="float" office:value="57304.5">
                <text:p>57304.5</text:p>
              </table:table-cell>
              <table:table-cell office:value-type="float" office:value="57770">
                <text:p>57770</text:p>
              </table:table-cell>
              <table:table-cell office:value-type="float" office:value="57272.5">
                <text:p>57272.5</text:p>
              </table:table-cell>
              <table:table-cell office:value-type="float" office:value="57779">
                <text:p>57779</text:p>
              </table:table-cell>
              <table:table-cell office:value-type="float" office:value="57555">
                <text:p>57555</text:p>
              </table:table-cell>
              <table:table-cell office:value-type="float" office:value="58468.5">
                <text:p>58468.5</text:p>
              </table:table-cell>
              <table:table-cell office:value-type="float" office:value="56685">
                <text:p>56685</text:p>
              </table:table-cell>
              <table:table-cell office:value-type="float" office:value="58688.5">
                <text:p>58688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_64 LibreOffice_project/3d5603e1122f0f102b62521720ab13a38a4e0eb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043cm" svg:height="10.543cm" xlink:href=".." xlink:type="simple" chart:class="chart:line" chart:style-name="ch1">
        <chart:legend chart:legend-position="end" svg:x="24.588cm" svg:y="4.972cm" style:legend-expansion="high" chart:style-name="ch2"/>
        <chart:plot-area chart:style-name="ch3" table:cell-range-address="Planilha1_2_3_2.A1:Planilha1_2_3_2.CV1" svg:x="0.54cm" svg:y="0.21cm" svg:width="23.508cm" svg:height="10.123cm">
          <chartooo:coordinate-region svg:x="1.717cm" svg:y="0.331cm" svg:width="22.191cm" svg:height="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_2_3_2.A1:Planilha1_2_3_2.CV1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  <draw:g>
                  <svg:desc/>
                </draw:g>
              </table:table-cell>
              <table:table-cell office:value-type="float" office:value="46223.5">
                <text:p>46223.5</text:p>
                <draw:g>
                  <svg:desc>Planilha1_2_3_2.A1:Planilha1_2_3_2.CV1</svg:desc>
                </draw:g>
              </table:table-cell>
              <table:table-cell office:value-type="float" office:value="59129.5">
                <text:p>59129.5</text:p>
              </table:table-cell>
              <table:table-cell office:value-type="float" office:value="64585">
                <text:p>64585</text:p>
              </table:table-cell>
              <table:table-cell office:value-type="float" office:value="67916">
                <text:p>67916</text:p>
              </table:table-cell>
              <table:table-cell office:value-type="float" office:value="69142">
                <text:p>69142</text:p>
              </table:table-cell>
              <table:table-cell office:value-type="float" office:value="70013.5">
                <text:p>70013.5</text:p>
              </table:table-cell>
              <table:table-cell office:value-type="float" office:value="72193">
                <text:p>72193</text:p>
              </table:table-cell>
              <table:table-cell office:value-type="float" office:value="73597.5">
                <text:p>73597.5</text:p>
              </table:table-cell>
              <table:table-cell office:value-type="float" office:value="73594">
                <text:p>73594</text:p>
              </table:table-cell>
              <table:table-cell office:value-type="float" office:value="74214.5">
                <text:p>74214.5</text:p>
              </table:table-cell>
              <table:table-cell office:value-type="float" office:value="74835.5">
                <text:p>74835.5</text:p>
              </table:table-cell>
              <table:table-cell office:value-type="float" office:value="76014">
                <text:p>76014</text:p>
              </table:table-cell>
              <table:table-cell office:value-type="float" office:value="74807.5">
                <text:p>74807.5</text:p>
              </table:table-cell>
              <table:table-cell office:value-type="float" office:value="77117">
                <text:p>77117</text:p>
              </table:table-cell>
              <table:table-cell office:value-type="float" office:value="77592">
                <text:p>77592</text:p>
              </table:table-cell>
              <table:table-cell office:value-type="float" office:value="78086">
                <text:p>78086</text:p>
              </table:table-cell>
              <table:table-cell office:value-type="float" office:value="78666">
                <text:p>78666</text:p>
              </table:table-cell>
              <table:table-cell office:value-type="float" office:value="78448">
                <text:p>78448</text:p>
              </table:table-cell>
              <table:table-cell office:value-type="float" office:value="78666">
                <text:p>78666</text:p>
              </table:table-cell>
              <table:table-cell office:value-type="float" office:value="78281">
                <text:p>78281</text:p>
              </table:table-cell>
              <table:table-cell office:value-type="float" office:value="77719">
                <text:p>77719</text:p>
              </table:table-cell>
              <table:table-cell office:value-type="float" office:value="77737">
                <text:p>77737</text:p>
              </table:table-cell>
              <table:table-cell office:value-type="float" office:value="77799">
                <text:p>77799</text:p>
              </table:table-cell>
              <table:table-cell office:value-type="float" office:value="77989">
                <text:p>77989</text:p>
              </table:table-cell>
              <table:table-cell office:value-type="float" office:value="78191">
                <text:p>78191</text:p>
              </table:table-cell>
              <table:table-cell office:value-type="float" office:value="78788">
                <text:p>78788</text:p>
              </table:table-cell>
              <table:table-cell office:value-type="float" office:value="78209">
                <text:p>78209</text:p>
              </table:table-cell>
              <table:table-cell office:value-type="float" office:value="77791">
                <text:p>77791</text:p>
              </table:table-cell>
              <table:table-cell office:value-type="float" office:value="77545">
                <text:p>77545</text:p>
              </table:table-cell>
              <table:table-cell office:value-type="float" office:value="78598">
                <text:p>78598</text:p>
              </table:table-cell>
              <table:table-cell office:value-type="float" office:value="78066">
                <text:p>78066</text:p>
              </table:table-cell>
              <table:table-cell office:value-type="float" office:value="77504">
                <text:p>77504</text:p>
              </table:table-cell>
              <table:table-cell office:value-type="float" office:value="75153">
                <text:p>75153</text:p>
              </table:table-cell>
              <table:table-cell office:value-type="float" office:value="74694">
                <text:p>74694</text:p>
              </table:table-cell>
              <table:table-cell office:value-type="float" office:value="74763">
                <text:p>74763</text:p>
              </table:table-cell>
              <table:table-cell office:value-type="float" office:value="75083">
                <text:p>75083</text:p>
              </table:table-cell>
              <table:table-cell office:value-type="float" office:value="74823">
                <text:p>74823</text:p>
              </table:table-cell>
              <table:table-cell office:value-type="float" office:value="74243">
                <text:p>74243</text:p>
              </table:table-cell>
              <table:table-cell office:value-type="float" office:value="74913">
                <text:p>74913</text:p>
              </table:table-cell>
              <table:table-cell office:value-type="float" office:value="74357">
                <text:p>74357</text:p>
              </table:table-cell>
              <table:table-cell office:value-type="float" office:value="74853">
                <text:p>74853</text:p>
              </table:table-cell>
              <table:table-cell office:value-type="float" office:value="75259">
                <text:p>75259</text:p>
              </table:table-cell>
              <table:table-cell office:value-type="float" office:value="74787">
                <text:p>74787</text:p>
              </table:table-cell>
              <table:table-cell office:value-type="float" office:value="75006">
                <text:p>75006</text:p>
              </table:table-cell>
              <table:table-cell office:value-type="float" office:value="75431">
                <text:p>75431</text:p>
              </table:table-cell>
              <table:table-cell office:value-type="float" office:value="75048">
                <text:p>75048</text:p>
              </table:table-cell>
              <table:table-cell office:value-type="float" office:value="74564">
                <text:p>74564</text:p>
              </table:table-cell>
              <table:table-cell office:value-type="float" office:value="74489">
                <text:p>74489</text:p>
              </table:table-cell>
              <table:table-cell office:value-type="float" office:value="75553">
                <text:p>75553</text:p>
              </table:table-cell>
              <table:table-cell office:value-type="float" office:value="73980">
                <text:p>73980</text:p>
              </table:table-cell>
              <table:table-cell office:value-type="float" office:value="74966">
                <text:p>74966</text:p>
              </table:table-cell>
              <table:table-cell office:value-type="float" office:value="75673">
                <text:p>75673</text:p>
              </table:table-cell>
              <table:table-cell office:value-type="float" office:value="75283">
                <text:p>75283</text:p>
              </table:table-cell>
              <table:table-cell office:value-type="float" office:value="75464">
                <text:p>75464</text:p>
              </table:table-cell>
              <table:table-cell office:value-type="float" office:value="75728">
                <text:p>75728</text:p>
              </table:table-cell>
              <table:table-cell office:value-type="float" office:value="75688">
                <text:p>75688</text:p>
              </table:table-cell>
              <table:table-cell office:value-type="float" office:value="75441">
                <text:p>75441</text:p>
              </table:table-cell>
              <table:table-cell office:value-type="float" office:value="75234">
                <text:p>75234</text:p>
              </table:table-cell>
              <table:table-cell office:value-type="float" office:value="75888">
                <text:p>75888</text:p>
              </table:table-cell>
              <table:table-cell office:value-type="float" office:value="75542">
                <text:p>75542</text:p>
              </table:table-cell>
              <table:table-cell office:value-type="float" office:value="76368">
                <text:p>76368</text:p>
              </table:table-cell>
              <table:table-cell office:value-type="float" office:value="76692">
                <text:p>76692</text:p>
              </table:table-cell>
              <table:table-cell office:value-type="float" office:value="77045">
                <text:p>77045</text:p>
              </table:table-cell>
              <table:table-cell office:value-type="float" office:value="76596">
                <text:p>76596</text:p>
              </table:table-cell>
              <table:table-cell office:value-type="float" office:value="76204">
                <text:p>76204</text:p>
              </table:table-cell>
              <table:table-cell office:value-type="float" office:value="76483">
                <text:p>76483</text:p>
              </table:table-cell>
              <table:table-cell office:value-type="float" office:value="75859">
                <text:p>75859</text:p>
              </table:table-cell>
              <table:table-cell office:value-type="float" office:value="76014">
                <text:p>76014</text:p>
              </table:table-cell>
              <table:table-cell office:value-type="float" office:value="76092">
                <text:p>76092</text:p>
              </table:table-cell>
              <table:table-cell office:value-type="float" office:value="75784">
                <text:p>75784</text:p>
              </table:table-cell>
              <table:table-cell office:value-type="float" office:value="76258">
                <text:p>76258</text:p>
              </table:table-cell>
              <table:table-cell office:value-type="float" office:value="76475">
                <text:p>76475</text:p>
              </table:table-cell>
              <table:table-cell office:value-type="float" office:value="76253">
                <text:p>76253</text:p>
              </table:table-cell>
              <table:table-cell office:value-type="float" office:value="76308">
                <text:p>76308</text:p>
              </table:table-cell>
              <table:table-cell office:value-type="float" office:value="75976">
                <text:p>75976</text:p>
              </table:table-cell>
              <table:table-cell office:value-type="float" office:value="76145">
                <text:p>76145</text:p>
              </table:table-cell>
              <table:table-cell office:value-type="float" office:value="76234">
                <text:p>76234</text:p>
              </table:table-cell>
              <table:table-cell office:value-type="float" office:value="75372">
                <text:p>75372</text:p>
              </table:table-cell>
              <table:table-cell office:value-type="float" office:value="75730">
                <text:p>75730</text:p>
              </table:table-cell>
              <table:table-cell office:value-type="float" office:value="76226">
                <text:p>76226</text:p>
              </table:table-cell>
              <table:table-cell office:value-type="float" office:value="76286">
                <text:p>76286</text:p>
              </table:table-cell>
              <table:table-cell office:value-type="float" office:value="75484">
                <text:p>75484</text:p>
              </table:table-cell>
              <table:table-cell office:value-type="float" office:value="74895">
                <text:p>74895</text:p>
              </table:table-cell>
              <table:table-cell office:value-type="float" office:value="75627">
                <text:p>75627</text:p>
              </table:table-cell>
              <table:table-cell office:value-type="float" office:value="75692">
                <text:p>75692</text:p>
              </table:table-cell>
              <table:table-cell office:value-type="float" office:value="76735">
                <text:p>76735</text:p>
              </table:table-cell>
              <table:table-cell office:value-type="float" office:value="76263">
                <text:p>76263</text:p>
              </table:table-cell>
              <table:table-cell office:value-type="float" office:value="75307">
                <text:p>75307</text:p>
              </table:table-cell>
              <table:table-cell office:value-type="float" office:value="76231">
                <text:p>76231</text:p>
              </table:table-cell>
              <table:table-cell office:value-type="float" office:value="76837">
                <text:p>76837</text:p>
              </table:table-cell>
              <table:table-cell office:value-type="float" office:value="76181">
                <text:p>76181</text:p>
              </table:table-cell>
              <table:table-cell office:value-type="float" office:value="74271">
                <text:p>74271</text:p>
              </table:table-cell>
              <table:table-cell office:value-type="float" office:value="74416">
                <text:p>74416</text:p>
              </table:table-cell>
              <table:table-cell office:value-type="float" office:value="75160">
                <text:p>75160</text:p>
              </table:table-cell>
              <table:table-cell office:value-type="float" office:value="74711">
                <text:p>74711</text:p>
              </table:table-cell>
              <table:table-cell office:value-type="float" office:value="74842">
                <text:p>74842</text:p>
              </table:table-cell>
              <table:table-cell office:value-type="float" office:value="75227">
                <text:p>75227</text:p>
              </table:table-cell>
              <table:table-cell office:value-type="float" office:value="75698">
                <text:p>75698</text:p>
              </table:table-cell>
              <table:table-cell office:value-type="float" office:value="74962">
                <text:p>74962</text:p>
              </table:table-cell>
              <table:table-cell office:value-type="float" office:value="75502">
                <text:p>755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_64 LibreOffice_project/3d5603e1122f0f102b62521720ab13a38a4e0eb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